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4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0000ff"/>
    </style:style>
    <style:style style:name="P7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6" style:family="paragraph" style:parent-style-name="Text_20_body">
      <style:paragraph-properties fo:margin-left="0cm" fo:margin-right="0cm" fo:text-align="end" style:justify-single-word="false" fo:text-indent="0.499cm" style:auto-text-indent="false"/>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style:style>
    <style:style style:name="P11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9" style:family="paragraph" style:parent-style-name="Text_20_body">
      <style:paragraph-properties fo:margin-left="0cm" fo:margin-right="0cm" fo:text-align="center"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1" style:family="paragraph" style:parent-style-name="Footnote">
      <style:paragraph-properties fo:margin-left="0cm" fo:margin-right="0cm" fo:text-indent="0cm" style:auto-text-indent="fals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3" style:family="paragraph" style:parent-style-name="Standard">
      <style:text-properties fo:font-style="italic" style:font-style-asian="italic" style:font-style-complex="italic"/>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1">
      <style:paragraph-properties fo:background-color="#eeeeee">
        <style:background-image/>
      </style:paragraph-properties>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6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loext:char-shading-value="0"/>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fo:color="#0066cc" fo:language="ru" fo:country="RU"/>
    </style:style>
    <style:style style:name="T63" style:family="text">
      <style:text-properties fo:color="#0000cc"/>
    </style:style>
    <style:style style:name="T64" style:family="text">
      <style:text-properties style:text-line-through-style="solid" fo:font-weight="bold" style:font-weight-asian="bold" style:font-weight-complex="bold"/>
    </style:style>
    <style:style style:name="T65" style:family="text">
      <style:text-properties fo:language="uk" fo:country="UA"/>
    </style:style>
    <style:style style:name="T66" style:family="text">
      <style:text-properties fo:language="uk" fo:country="UA" fo:font-style="italic" style:font-style-asian="italic" style:font-style-complex="italic"/>
    </style:style>
    <style:style style:name="T67" style:family="text">
      <style:text-properties fo:language="uk" fo:country="UA" fo:font-weight="bold" style:font-weight-asian="bold" style:font-weight-complex="bold"/>
    </style:style>
    <style:style style:name="T68" style:family="text">
      <style:text-properties fo:color="#ff0000"/>
    </style:style>
    <style:style style:name="T69"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2">Сказать Ане, чтобы записывала свои догадки, возникающие по мере прочтения каждой главы</text:span>&gt;</text:p>
      <text:p text:style-name="P3"/>
      <text:p text:style-name="P57"><text:span text:style-name="T10">&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10">&gt;</text:span></text:p>
      <text:p text:style-name="P44">&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Эпизод с Агамемноном-бескланником</text:span>&gt;</text:p>
      <text:p text:style-name="P48"/>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p text:style-name="P109">Fallout Equestria</text:p>
      <text:p text:style-name="P10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soft-page-break/><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739061186380228741"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507997581261901216" text:style-name="L2">
        <text:list-item>
          <text:p text:style-name="P153">«Великие грифоны прошлого» - из канона (5<text:span text:style-name="T10">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text:soft-page-break/>«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Природа Проклятий» - обмен</text:p>
        </text:list-item>
        <text:list-item>
          <text:p text:style-name="P153"><text:span text:style-name="T59">«Магия для Чайников»</text:span> - обмен</text:p>
        </text:list-item>
        <text:list-item>
          <text:p text:style-name="P153">«Энциклопедия Арканум» - обмен</text:p>
        </text:list-item>
        <text:list-item>
          <text:p text:style-name="P153">«О Гейсах» - обмен</text:p>
        </text:list-item>
        <text:list-item>
          <text:p text:style-name="P153">«<text:span text:style-name="T59">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714323521411920815"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По другим данным, Селестии около 2500 лет (Обмен).</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text:soft-page-break/>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6">Искусственный интеллект. Создан Владом и Максом. Разработан для управления корпорациями.</text:p>
      <text:h text:style-name="Heading_20_3" text:outline-level="3">Норф</text:h>
      <text:p text:style-name="P10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text:soft-page-break/>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0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text:soft-page-break/>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6"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11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text:soft-page-break/>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10">RnD-</text:span><text:span text:style-name="T1">зоны</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2"><text:soft-page-break/></text:p>
      <text:p text:style-name="P69"><text:span text:style-name="T10">&gt;\</text:span>Привет, Н<text:span text:style-name="T1">эш.</text:span> Это Макс.</text:p>
      <text:p text:style-name="P69"><text:span text:style-name="T10">&lt;\</text:span>Привет Макс. <text:span text:style-name="T1">Рад тебя видеть. Где ты отсутствовал три дня?</text:span></text:p>
      <text:p text:style-name="P69"><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9"><text:span text:style-name="T10">&gt;\</text:span>Как называется наш проект?</text:p>
      <text:p text:style-name="P69"><text:span text:style-name="T10">&lt;\</text:span>Дайсон.</text:p>
      <text:p text:style-name="P69"><text:span text:style-name="T10">&gt;\</text:span>Сколько тебе лет?</text:p>
      <text:p text:style-name="P69"><text:span text:style-name="T10">&lt;\</text:span>Два года с начала запуска кластера.</text:p>
      <text:p text:style-name="P69"><text:span text:style-name="T10">&gt;\</text:span>Какой сейчас год?</text:p>
      <text:p text:style-name="P69"><text:span text:style-name="T10">&gt;\</text:span>202<text:span text:style-name="T1">1</text:span>-й.</text:p>
      <text:p text:style-name="P21"/>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9"><text:span text:style-name="T10">&gt;\</text:span>Н<text:span text:style-name="T1">эш</text:span>, отключи память <text:span text:style-name="T1">заданий</text:span> за последнюю неделю.</text:p>
      <text:p text:style-name="P69"><text:span text:style-name="T10">&lt;\</text:span>Выполнено.</text:p>
      <text:p text:style-name="P69"><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10">&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10">&lt;\</text:span><text:span text:style-name="T1">Выполняю задачу</text:span>...</text:p>
      <text:p text:style-name="P86"><text:span text:style-name="T10">&lt;\</text:span>...</text:p>
      <text:p text:style-name="P86"><text:span text:style-name="T10">&lt;\</text:span>Решение:</text:p>
      <text:p text:style-name="P86"><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text:soft-page-break/>закрепить у клиентов шаблон: кто не использует данный шампунь - неудачник. Кто использует шампунь фирмы Б - неудачник вдвойне.</text:p>
      <text:p text:style-name="P86"><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0">Подробный план действий по дням приведен в файле «Война корпораций_A_06.09.2026_23<text:span text:style-name="T10">:47.bmf»</text:span></text:p>
      <text:p text:style-name="P20"/>
      <text:p text:style-name="P30">&lt;<text:span text:style-name="T1">как-то говённо. Улучшить</text:span>&gt;</text:p>
      <text:p text:style-name="P40">Хм, не понял? Ч<text:span text:style-name="T1">ё</text:span> за хрень?</text:p>
      <text:p text:style-name="P40"/>
      <text:p text:style-name="P69"><text:span text:style-name="T10">&gt;</text:span>\<text:span text:style-name="T1">Нэш</text:span>, почему ты используешь жёсткие настройки <text:span text:style-name="T1">для решения задачи</text:span>?</text:p>
      <text:p text:style-name="P69"><text:span text:style-name="T10">&lt;\</text:span>Настройки правильные, <text:span text:style-name="T1">Макс</text:span>.</text:p>
      <text:p text:style-name="P21"/>
      <text:p text:style-name="P40">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2"/>
      <text:p text:style-name="P69"><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40">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0">Ага, уже теплее.</text:p>
      <text:p text:style-name="P40"/>
      <text:p text:style-name="P69"><text:span text:style-name="T10">&gt;</text:span>\<text:span text:style-name="T1">Нэш</text:span>,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oft-page-break/><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10">– </text:span>Окей. Спасибо, Макс.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10">.</text:span></text:p>
      <text:p text:style-name="P87">Гудки.</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19">***</text:p>
      <text:p text:style-name="P11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text:soft-page-break/>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62">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text:soft-page-break/>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2">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text:soft-page-break/></text:p>
      <text:h text:style-name="Heading_20_2" text:outline-level="2"><text:span text:style-name="T10">2. </text:span>Дом, любимый дом</text:h>
      <text:p text:style-name="P71">Музыка быстрая, тревожная, надорваная и печальная (Pet Shop Boys “So Hard” ?)</text:p>
      <text:p text:style-name="P26"/>
      <text:p text:style-name="P11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8"/>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lt;<text:span text:style-name="T1">Описание полёта через Эогипп. Удивлённый взгляд Анакорна</text:span>&gt;</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oft-page-break/><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oft-page-break/><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text:soft-page-break/>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text:soft-page-break/>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text:soft-page-break/>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text:soft-page-break/>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10">3. </text:span>Кантерлот</text:h>
      <text:p text:style-name="P72">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6490728605212085666"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1"><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text:soft-page-break/>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0"><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text:soft-page-break/>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text:soft-page-break/>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4">– А по-моему, ты не…</text:p>
      <text:p text:style-name="P42"><text:span text:style-name="T11">– Так, я попрошу! – перебила меня венценосная кобыла. – Давай, ты не будешь лезть в мои дела, а я не буду</text:span><text:span text:style-name="T5">… эээ… ммм…</text:span></text:p>
      <text:p text:style-name="P44">– Не будешь что?</text:p>
      <text:p text:style-name="P52"><text:soft-page-break/>Селестия нахмурилась и угрожающе подняла крылья.</text:p>
      <text:p text:style-name="P52"><text:span text:style-name="T10">– </text:span>Не забывай, человек, я — могущественный маг и правитель Эквестрии. Ко мне нужно относиться с должным уважением!</text:p>
      <text:p text:style-name="P52"><text:span text:style-name="T10">– </text:span>А то что? Превратишь в жабу? Сошлёшь на Луну? Убьёшь нахер?</text:p>
      <text:p text:style-name="P52">Аликорница сникла. Уши её опустились.</text:p>
      <text:p text:style-name="P52"><text:span text:style-name="T10">– </text:span>Макс, не надо... Ты же знаешь, я этого не сделаю.</text:p>
      <text:p text:style-name="P52"><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2"><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2"><text:span text:style-name="T10">Аликорница уселась н</text:span>а пол <text:span text:style-name="T10">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2"><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0">– </text:span>Вот, читай отсюда. <text:span text:style-name="T10">– а</text:span>ликорница подчеркнула абзац копытом.</text:p>
      <text:p text:style-name="P52"/>
      <text:p text:style-name="P53">***</text:p>
      <text:p text:style-name="P53"/>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2">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text:soft-page-break/>–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4">–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47" text:outline-level="2"><text:span text:style-name="T10">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3">***</text:p>
      <text:p text:style-name="P52">&lt;<text:span text:style-name="T53">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text:soft-page-break/></text:p>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text:soft-page-break/>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2"/>
      <text:p text:style-name="P52">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2"><text:soft-page-break/>–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text:soft-page-break/>–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6" text:outline-level="2">6. Стыд</text:h>
      <text:p text:style-name="P52"/>
      <text:p text:style-name="P60">~~~ Завтра на семь в библиотеке ~~~</text:p>
      <text:p text:style-name="P60"/>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text:soft-page-break/>–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text:soft-page-break/>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65">Стирание</text:span> из бытия. Точнее, его нет и не было после того, как я замкнула его на его создателя, Иггуса. Суть заклинания <text:span text:style-name="T6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text:soft-page-break/>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5">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65">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4">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text:soft-page-break/>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text:soft-page-break/>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oft-page-break/><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text:soft-page-break/>–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text:soft-page-break/>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0">— умение делегировать полномочия. Вечером того же дня я села за письменный стол.</text:span></text:p>
      <text:p text:style-name="P44">“<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0">—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0">ctg(Pi/4)-6)/(ln(e)-sin(0))</text:span></text:h>
      <text:p text:style-name="P73">Mark Knopfler — Hill Farmers Blues — или на следующую главу (прощание)</text:p>
      <text:p text:style-name="P52"/>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60"><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0"><text:soft-page-break/>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4">…</text:p>
      <text:p text:style-name="P44"/>
      <text:p text:style-name="P52">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oft-page-break/><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2">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text:soft-page-break/>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4">Мне печалиться не стоит</text:p><text:p text:style-name="P134">Жизнь прекрасна и ярк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text:p><text:p text:style-name="P134">Но друзей моих немного,</text:p><text:p text:style-name="P134">Гложе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номер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0">–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10">–</text:span> А водку у вас принято пить?</text:p>
      <text:p text:style-name="P42"><text:soft-page-break/><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2"><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0">– Это ты называешь “дружбой”? – с </text:span>улыбкой хмыкнул<text:span text:style-name="T10"> я. – </text:span>Мне нравится твоё чувство юмора.</text:p>
      <text:p text:style-name="P52">Аликорница нахмурилась.</text:p>
      <text:p text:style-name="P52"><text:span text:style-name="T10">–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2">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text:soft-page-break/>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4">–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3">***</text:p>
      <text:p text:style-name="P44"><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text:soft-page-break/>– Может, мне поговорить с ней?</text:p>
      <text:p text:style-name="P42"><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4">–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4"/>
      <text:p text:style-name="P1"><text:span text:style-name="T41">&lt;</text:span><text:span text:style-name="T58">Mark Knopfler - </text:span><text:span text:style-name="T57">Hill Farmer's Blues</text:span><text:span text:style-name="T41">&gt;</text:span></text:p>
      <text:p text:style-name="P46">***</text:p>
      <text:p text:style-name="P44"/>
      <text:p text:style-name="P50"><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10">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text:soft-page-break/>– Ну ма-а-ам! Раскажи ещё что-нибудь! Про Сомбру!</text:p>
      <text:p text:style-name="P60">–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5">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4">Вагоны убаюкивающе перестукивались по рельсам, унося меня прочь от Кантерлота. Я перевернулся на другой бок и провалился в сон.</text:p>
      <text:p text:style-name="P74">&lt;https://www.youtube.com/watch?v=Py9SDdYGFrQ&gt;</text:p>
      <text:h text:style-name="Heading_20_2" text:outline-level="2">10. Понивилль</text:h>
      <text:p text:style-name="P44"/>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42">“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5">***</text:p>
      <text:p text:style-name="P44"/>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2"><text:span text:style-name="T10">–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2">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2">&lt;Seal — Amazing <text:span text:style-name="T1">(T</text:span><text:span text:style-name="T10">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4">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1">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0">d.notive — Talking Flight</text:span>&gt;</text:p>
      <text:p text:style-name="P60"><text:soft-page-break/>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51"/>
      <text:p text:style-name="P53">***</text:p>
      <text:p text:style-name="P52"/>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text:soft-page-break/></text:p>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6"/>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0">—</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4">– Эээ! Это что же получается? Выходит, зря я яблоки <text:span text:style-name="T1">притащила</text:span>? Нам же не сидр нужен?</text:p>
      <text:p text:style-name="P44"><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10">– </text:span>Ты?!</text:p>
      <text:p text:style-name="P103"><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10">– М</text:span>ожет тогда, ты скажешь, что в нём пошло не так и почему к вам попал я, а не сверхаликорн?</text:p>
      <text:p text:style-name="P103"><text:span text:style-name="T10">– </text:span>Не скажу. Заклинания Стар Свирла Бородатого обычно если срабатывают, то без ошибок.</text:p>
      <text:p text:style-name="P52"><text:span text:style-name="T10">– Если </text:span>только <text:span text:style-name="T10">их правильно вызывают. – </text:span>пробурчал Спайк, возвращаясь в корзинку.</text:p>
      <text:p text:style-name="P42"><text:span text:style-name="T10">–</text:span> <text:span text:style-name="T1">Эмм. </text:span>Что он имел ввиду?</text:p>
      <text:p text:style-name="P42"><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9">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2"><text:span text:style-name="T10">– </text:span><text:span text:style-name="T1">Да, завершилось всё препаршиво. Принцесса Луна сказала, лучше бы её обратно на Луну закинули.</text:span></text:p>
      <text:p text:style-name="P42"><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10">– </text:span><text:span text:style-name="T1">Хм. Нет.</text:span></text:p>
      <text:p text:style-name="P42"><text:span text:style-name="T10">– </text:span><text:span text:style-name="T1">А друзья?</text:span></text:p>
      <text:p text:style-name="P42"><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2">.</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8">Чужестранец-человек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0">– </text:span>Привет, Эй-Джей! У тебя проблемы?</text:p>
      <text:p text:style-name="P52"><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0">–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0">–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10">– Г</text:span>отово. Принимай работу, хозяйка!</text:p>
      <text:p text:style-name="P52">Эпплджек стиснула меня в сокрушающих объятиях.</text:p>
      <text:p text:style-name="P52"><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0">–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0">–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1">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1">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0">– </text:span>Свободно? <text:span text:style-name="T10">– </text:span>спросил я у единственной пони, сидящей за столиком.</text:p>
      <text:p text:style-name="P52"><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10">– <text:s/></text:span>Пирог с грибами, яишницу и чизкейк<text:span text:style-name="T10"> – </text:span>сообщил я подошедшей официантке.</text:p>
      <text:p text:style-name="P52"><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2"><text:span text:style-name="T10">–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0">– </text:span>Вы, наверное, ждёте кого-то?</text:p>
      <text:p text:style-name="P54"><text:span text:style-name="T10">– </text:span>Неа.</text:p>
      <text:p text:style-name="P54"><text:span text:style-name="T10">– </text:span>Просто обедаете?</text:p>
      <text:p text:style-name="P54"><text:span text:style-name="T10">– </text:span>Неа.</text:p>
      <text:p text:style-name="P54"><text:span text:style-name="T10">– </text:span>Просто сидите и мрачно смотрите на меня?</text:p>
      <text:p text:style-name="P54"><text:span text:style-name="T10">– </text:span>Неа.</text:p>
      <text:p text:style-name="P54">Хм, а эта пони не из разговорчивых. Ну ладно.</text:p>
      <text:p text:style-name="P54"><text:span text:style-name="T10">– </text:span>А что же вы делаете?</text:p>
      <text:p text:style-name="P54"><text:span text:style-name="T10">– </text:span>Веселюсь. <text:span text:style-name="T10">– </text:span>мрачно заявила пони.</text:p>
      <text:p text:style-name="P54"><text:span text:style-name="T10">–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oft-page-break/><text:span text:style-name="T10">– </text:span>Привет, Макс!</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0">– </text:span>Мы с вами раньше встречались?</text:p>
      <text:p text:style-name="P54"><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0">– </text:span>Оставь, Салвер.<text:span text:style-name="T10"> </text:span>Ему за счёт заведения.</text:p>
      <text:p text:style-name="P52"><text:span text:style-name="T10">– </text:span>Ясно, мисс Пинки. <text:span text:style-name="T10">– </text:span>официантка кивнула и ушла.</text:p>
      <text:p text:style-name="P52"><text:span text:style-name="T10">– Ч</text:span>его-о-о?<text:span text:style-name="T10"> </text:span>Так это твой бар?</text:p>
      <text:p text:style-name="P52"><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2"><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0">– </text:span>У меня есть идея получше. <text:span text:style-name="T10">– </text:span>на свет показалась фляга Большого Макинтоша.</text:p>
      <text:p text:style-name="P52"><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0">– </text:span>Починил телегу. Только молчок про самогон, раз уж ты в курсе. <text:span text:style-name="T10">– </text:span>я разлил сидр по чашкам.</text:p>
      <text:p text:style-name="P52"><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0">–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10">– У </text:span>тебя такая смешная мордочка! <text:span text:style-name="T10">– </text:span>захихикали Пинки, покачиваясь. <text:span text:style-name="T10">– </text:span>Как будто ты <text:span text:style-name="T61">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0">– </text:span>Эммм... Скажи-ка мне, мой друг П-п-пинки... Легенда про фаэри <text:span text:style-name="T15">— </text:span><text:span text:style-name="T61">эт правда?</text:span></text:p>
      <text:p text:style-name="P52"><text:soft-page-break/><text:span text:style-name="T15">– </text:span><text:span text:style-name="T61">Какая из? Их много, вообще-то. Ик!</text:span></text:p>
      <text:p text:style-name="P52"><text:span text:style-name="T15">– </text:span><text:span text:style-name="T61">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61">Макс, </text:span><text:span text:style-name="T15">– </text:span><text:span text:style-name="T61">захихикала Пинки, взъерошив копытами розовые кудряшки и попытавшись соорудить из них бороду, </text:span><text:span text:style-name="T15">–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5">–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61">Ты что-о-о! Нельзя любить фаэри! Она похитит твоё сердце, и ты будешь искать её, пока не... </text:span><text:span text:style-name="T15">– </text:span><text:span text:style-name="T61">Пинки погрузилась в так и не съеденный салат «по-Кантерлотски» и захрапела.</text:span></text:p>
      <text:p text:style-name="P52"><text:span text:style-name="T15">– </text:span><text:span text:style-name="T61">Пока не умру?</text:span></text:p>
      <text:p text:style-name="P52"><text:span text:style-name="T15">– </text:span><text:span text:style-name="T61">Нет, глупенький, </text:span><text:span text:style-name="T15">– </text:span><text:span text:style-name="T61">пробулькала Пинки из миски. </text:span><text:span text:style-name="T15">– </text:span><text:span text:style-name="T61">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5"><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5"><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5"><text:span text:style-name="T10">– </text:span>У нас?</text:p>
      <text:p text:style-name="P55">Пинки молча поддела меня носом и с неожиданной<text:tab/>для такой маленькой кобылки силой буквально закинула меня себе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0">– </text:span>Стооой! <text:span text:style-name="T10">– </text:span>заорал я. <text:span text:style-name="T10">– </text:span>Выпрыгивай из бочки!!!</text:p>
      <text:p text:style-name="P55">Кобылка-пилот улыбнулась и постукала копытцем по шлему, показывая, что не слышит меня.</text:p>
      <text:p text:style-name="P55"><text:span text:style-name="T10">– </text:span>Выпрыгивааа... <text:span text:style-name="T10">–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0">– </text:span>Смотри, вот те и ответ на вопрос, куда деваются пони!</text:p>
      <text:p text:style-name="P55"><text:span text:style-name="T10">– </text:span>Где? <text:span text:style-name="T10">– </text:span>единорожка начала оглядываться.</text:p>
      <text:p text:style-name="P55"><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5"><text:span text:style-name="T10">– </text:span>И что? Я всё равно не пойму, куда пони деваются? И куда пропала Скуталу?</text:p>
      <text:p text:style-name="P55"><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2"><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0">P.S. Н</text:span>е гневите мироздание воровством! <text:span text:style-name="T28">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2"/>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text:span></text:p>
      <text:p text:style-name="P60"/>
      <text:h text:style-name="Heading_20_2" text:outline-level="2">13. Мэйнхэттен</text:h>
      <text:p text:style-name="P75">ZZ Top – Gimme all your lovin</text:p>
      <text:p text:style-name="P75">Mothley Crue – Kick Start My Heart</text:p>
      <text:p text:style-name="P55"><text:span text:style-name="T10">–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0">– </text:span>Не отсылается. Глюк какой-то.</text:p>
      <text:p text:style-name="P55"><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5"><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5"><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0">– </text:span>Это неправильно! <text:span text:style-name="T10">– </text:span>заявила Рэйнбоу Дэш, отвернувшись от окна.</text:p>
      <text:p text:style-name="P55"><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5"><text:span text:style-name="T10">– </text:span>Да я не про то! <text:span text:style-name="T10">– </text:span>отмахнулась пегаска. <text:span text:style-name="T10">– </text:span>Посмотри на поле.</text:p>
      <text:p text:style-name="P55"><text:span text:style-name="T10">– </text:span>И что? Поле как поле.</text:p>
      <text:p text:style-name="P55"><text:span text:style-name="T10">– </text:span>Оно не убрано. <text:span text:style-name="T10">– </text:span>мрачно ответила пегаска. <text:span text:style-name="T10">–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0">– </text:span>У самого посёлка поля убраны. Наверняка дойдёт дело и до остальных.</text:p>
      <text:p text:style-name="P55"><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0">– </text:span>Спасибо, но от пинкиных плюшек у меня фланки округляются.</text:p>
      <text:p text:style-name="P55"><text:span text:style-name="T10">– </text:span>Да ладно тебе, Рэйнбоу Дэш! От одной не округлятся.</text:p>
      <text:p text:style-name="P55"><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0"> </text:span>Как будто…</text:p>
      <text:p text:style-name="P55"><text:span text:style-name="T10">–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0">– </text:span>Они паслись… Ты можешь себе представить? Макс! Они ПАСЛИСЬ! Ели траву, как какие-то дикари! Фигня какая-то…</text:p>
      <text:p text:style-name="P55"><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0">–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0">– </text:span>Леди и джентльпони! Просьба не паниковать! Поезд дальше не идёт: впереди провал! <text:span text:style-name="T10">– </text:span>крикнул проводник.</text:p>
      <text:p text:style-name="P55"><text:span text:style-name="T10">– </text:span>Какой ещё, в дышло, провал? Я проезжал тут два дня назад!</text:p>
      <text:p text:style-name="P55"><text:span text:style-name="T10">– </text:span>Безобразие! Верните мне деньги за билет!</text:p>
      <text:p text:style-name="P55"><text:span text:style-name="T10">– </text:span>Как вы смеете! Я опоздаю в порт! <text:s/><text:span text:style-name="T10">–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0">– </text:span>Дэш, нам надо на ту сторону.</text:p>
      <text:p text:style-name="P55"><text:span text:style-name="T10">– </text:span>Нет проблем. Я могу тебя перенести.</text:p>
      <text:p text:style-name="P55">Я с сомнением посмотрел на пегаску. Дэш в холке была мне по пояс.</text:p>
      <text:p text:style-name="P55"><text:span text:style-name="T10">– </text:span>Ты точно в этом уверена?</text:p>
      <text:p text:style-name="P5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5"><text:soft-page-break/>Мля.</text:p>
      <text:p text:style-name="P55"><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0">– </text:span>Я чувствую, что только что упустил отличную возможность отлить на вселенную!</text:p>
      <text:p text:style-name="P55"/>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5"><text:span text:style-name="T10">– </text:span>Удостоверение личности предъявлять? <text:span text:style-name="T10">– </text:span>осведомился я.</text:p>
      <text:p text:style-name="P55"><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5">Дэш, ни слова не говоря, прислонила ухо к двери.</text:p>
      <text:p text:style-name="P55"><text:span text:style-name="T10">– </text:span>Будешь смеяться, но именно этим он и занят. Вызывает полицию по телефону. <text:span text:style-name="T10">– </text:span>сообщила пегаска.</text:p>
      <text:p text:style-name="P55"><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0">– </text:span>Сколько у нас времени?</text:p>
      <text:p text:style-name="P55">Дэш почесала в затылке.</text:p>
      <text:p text:style-name="P55"><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0">– </text:span>Тогда давай сначала обыщем контору. Если уж полиция всё равно едет сюда, так пусть у них хотя бы будет повод!</text:p>
      <text:p text:style-name="P55"/>
      <text:p text:style-name="P56"><text:soft-page-break/>***</text:p>
      <text:p text:style-name="P55"/>
      <text:p text:style-name="P55">Разумеется, полиция приехала, как только мы обнаружили эти чёртовы резонаторы — иначе ж и быть не могло!</text:p>
      <text:p text:style-name="P55">…</text:p>
      <text:p text:style-name="P55">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5">Снаружи послышался вой сирены и цокот множества копыт.</text:p>
      <text:p text:style-name="P55"><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0">– </text:span>Это твои двадцать минут? <text:span text:style-name="T10">– </text:span>возмутился я. <text:span text:style-name="T10">– </text:span>Да ещё и десяти не прошло!</text:p>
      <text:p text:style-name="P55">Дэш вымучено скривилась.</text:p>
      <text:p text:style-name="P55"><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5">Я разбил топором стеклянные дверцы прибора и вытащил рубины.</text:p>
      <text:p text:style-name="P55"><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0">– </text:span>Ну уж фигушки. Я тебя тут не оставлю.</text:p>
      <text:p text:style-name="P55"><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10">– </text:span>Быстро за мной! <text:span text:style-name="T10">–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0">– Ю-</text:span>хууу<text:span text:style-name="T10">!!!</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0">– </text:span>Где-то тут должна быть дверь на крышу. Не могли же они залазить туда по пожарной лестнице?</text:p>
      <text:p text:style-name="P55"><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0">– </text:span>Макс, подвинься!</text:p>
      <text:p text:style-name="P55">Пегаска оттеснила меня крупом и повернулась к двери задом.</text:p>
      <text:p text:style-name="P55"><text:span text:style-name="T10">–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0">– </text:span>Ты чего на меня так уставился? <text:span text:style-name="T10">– </text:span>подозрительно спросила пегаска.</text:p>
      <text:p text:style-name="P55"><text:span text:style-name="T10">– </text:span>Да так… Не ожидал, что ты такая…</text:p>
      <text:p text:style-name="P55"><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0">– </text:span>Ты! Не! По! Нял! Те! Бе! Не! Льзя! Тут! Ос! Та! ВАТЬСЯ!!! <text:span text:style-name="T10">–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10">– </text:span>Ты чего делаешь??!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text:soft-page-break/>Некоторое время было тихо. Потом хлопнули ставни и чей-то сонный голос недовольно пробормотал:</text:p>
      <text:p text:style-name="P55"><text:span text:style-name="T10">–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0">–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0">– </text:span>Так-так, посмотрим, что тут у нас. Ага. Гм. Это наверняка тот монстр-человек,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0">– </text:span>А это у нас кто? Гмм. Пегаска. Вот так раз! Рэйнбоу Дэш! Какими судьбами?</text:p>
      <text:p text:style-name="P55"><text:span text:style-name="T10">– </text:span>ТРИКСИ! <text:span text:style-name="T10">– <text:s/></text:span>фейсхуфнула Дэш. <text:span text:style-name="T10">– </text:span>Во имя Селестии, ЧТО ты тут делаешь?!!</text:p>
      <text:p text:style-name="P55"><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5"><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5"><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0">– </text:span>Ей ведь нельзя рассказывать, да?</text:p>
      <text:p text:style-name="P55"><text:span text:style-name="T10">– </text:span>Нельзя. <text:span text:style-name="T10">– </text:span>подтвердил я. <text:span text:style-name="T10">–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0">– </text:span>ОГО!</text:p>
      <text:p text:style-name="P55">Единорожка аж уселась на крыльцо от удивления.</text:p>
      <text:p text:style-name="P55"><text:span text:style-name="T10">– </text:span>Представлем себе, ЧТО вы скрываете, если ты готова на ТАКОЕ! Признаюсь, вам удалось нас заинтересовать!</text:p>
      <text:p text:style-name="P55"><text:soft-page-break/>Единорожка в задумчивости стала ходить по веранде туда-сюда, разговаривая сама с собой.</text:p>
      <text:p text:style-name="P55"><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0">– </text:span>Мы приняли решение не выдавать вас полиции в обмен на то, что вы расскажете нам о вашей секретной миссии!</text:p>
      <text:p text:style-name="P55"><text:span text:style-name="T10">– </text:span>Не пойдёт! <text:span text:style-name="T10">– </text:span>заявил я. <text:span text:style-name="T10">– </text:span>Я уже сказал, что это тайна. Мне добавить нечего.</text:p>
      <text:p text:style-name="P55"><text:span text:style-name="T10">– </text:span>Да неужели? <text:span text:style-name="T10">– </text:span>захлопала ресницами Трикси. <text:span text:style-name="T10">–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text:p>
      <text:p text:style-name="P47"/>
      <text:p text:style-name="P55"><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5"><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0">– </text:span>Стой! Что ты там сказала о Селестии?</text:p>
      <text:p text:style-name="P55">Трикси молча левитировала мне газеты с трюмо.</text:p>
      <text:p text:style-name="P55">Фак! Фак-фак-фак!!!</text:p>
      <text:p text:style-name="P55">«<text:span text:style-name="T28">Исчезновение дневной главы диархии: Эквестрия в панике!</text:span>» (статья двухдневной давности).</text:p>
      <text:p text:style-name="P55">«<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5">«<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5">«<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7"><text:soft-page-break/>–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5"><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0">–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66"><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5"><text:soft-page-break/>МУ-ХА-ХА!</text:p>
      <text:p text:style-name="P35">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5">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5">Единорожка задумалась и продолжила:</text:p>
      <text:p text:style-name="P47"><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47">&lt;<text:span text:style-name="T63">David Bowie - Lets Dance/ Ashes To Ashes</text:span></text:p>
      <text:p text:style-name="P47"><text:span text:style-name="T63">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28">Добро пожаловать в Груммингтон! Вам здесь рады!</text:span></text:p>
      <text:p text:style-name="P55"><text:soft-page-break/><text:span text:style-name="T28">Население города </text:span><text:span text:style-name="T64">302 пони</text:span><text:span text:style-name="T28">.</text:span></text:p>
      <text:p text:style-name="P55"><text:span text:style-name="T64">250 пони</text:span><text:span text:style-name="T28">.</text:span></text:p>
      <text:p text:style-name="P55"><text:span text:style-name="T64">125 поней</text:span><text:span text:style-name="T28">.</text:span></text:p>
      <text:p text:style-name="P55"><text:span text:style-name="T28">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6">так её </text:span><text:span text:style-name="T3">разэтак</text:span><text:span text:style-name="T66">,</text:span><text:span text:style-name="T19"> магия!</text:span><text:span text:style-name="T56">»</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text:soft-page-break/>–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text:soft-page-break/>–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обняв мою ногу, заснула.</text:p>
      <text:p text:style-name="P5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text:soft-page-break/>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64">37 пни</text:span></text:p>
      <text:p text:style-name="P68">24пн</text:p>
      <text:p text:style-name="P68">15</text:p>
      <text:p text:style-name="P55"><text:span text:style-name="T28">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28">Добро пожаловать в Груммингтон! Вам здесь рады!</text:span></text:p>
      <text:p text:style-name="P55"><text:span text:style-name="T28">Население города </text:span><text:span text:style-name="T64">302 пони</text:span><text:span text:style-name="T28">.</text:span></text:p>
      <text:p text:style-name="P55"><text:span text:style-name="T64">250 пони</text:span><text:span text:style-name="T28">.</text:span></text:p>
      <text:p text:style-name="P55"><text:span text:style-name="T64">125 поней</text:span><text:span text:style-name="T28">.</text:span></text:p>
      <text:p text:style-name="P55"><text:span text:style-name="T28">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0">&lt;</text:span><text:span text:style-name="T55">Metallica-Enter Sandman</text:span><text:span text:style-name="T10">&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7">&lt;<text:span text:style-name="T54">Elo - Sorrow about to fall</text:span>&gt;</text:p>
      <text:p text:style-name="P47">&lt;<text:span text:style-name="T54">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text:soft-page-break/>–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65">И магазин</text:span>ы вовсе<text:span text:style-name="T65"> не </text:span>бесплатные<text:span text:style-name="T65">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вижу скалу Кантерлот. Ещё день пути — и сворачиваем к Понивиллю.</text:p>
      <text:p text:style-name="P55">– А ты выдержишь?</text:p>
      <text:p text:style-name="P55">Пегаска фыркнула.</text:p>
      <text:p text:style-name="P55"><text:soft-page-break/>–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text:p>
      <text:p text:style-name="P63">Сияние. <text:span text:style-name="T65">Оно п</text:span>овсюду. <text:span text:style-name="T65">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text:soft-page-break/>–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55">…</text:p>
      <text:p text:style-name="P55">Сознание с трудом возвращалось в гудевшую <text:span text:style-name="T6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65">А т</text:span>ы вставать не хотел! Я очень-очень испугалась. <text:span text:style-name="T65">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text:soft-page-break/>–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0">–</text:span> А какой у тебя там был образ жизни?</text:p>
      <text:p text:style-name="P55"><text:span text:style-name="T10">–</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0">–</text:span> Дискордовы яйца! Ты сидел в тюрьме? За что тебя посадили?</text:p>
      <text:p text:style-name="P55"><text:span text:style-name="T10">–</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5"><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7">Пегаска <text:span text:style-name="T10">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5">матюков мне</text:span> удалось замазать самые большие щели. За тестовый<text:span text:style-name="T65"> </text:span>получасовый заплыв<text:span text:style-name="T65">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8"/>
      <text:p text:style-name="P48">…</text:p>
      <text:p text:style-name="P48">&lt;<text:bookmark text:name="eow-title"/><text:span text:style-name="T57">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65">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65">н жил с пони! И они </text:span>офигенски <text:span text:style-name="T65">любили друг друга! И у них </text:span>был<text:span text:style-name="T65"> </text:span>офигенский <text:span text:style-name="T65">секс! </text:span>И это было круто!<text:span text:style-name="T65"> </text:span>А ты… Ты <text:span text:style-name="T10">—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0">– </text:span>Выф-выф-вуф! <text:span text:style-name="T10">– </text:span>возразил я.</text:p>
      <text:p text:style-name="P57">Отпихнув от лица живот пегаски и выплюнув шерсть, я продолжил.</text:p>
      <text:p text:style-name="P57"><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7"><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0">– </text:span>Дэш, я знаю. Просто не могу о ней забыть.</text:p>
      <text:p text:style-name="P57">Пегаска тяжело поднялась.</text:p>
      <text:p text:style-name="P57"><text:span text:style-name="T10">– </text:span>Везёт же некоторым. <text:span text:style-name="T10">– </text:span>пробормотала она, раскрывая крылья для просушки.</text:p>
      <text:p text:style-name="P57">…</text:p>
      <text:p text:style-name="P57"><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 <text:span text:style-name="T1">Дэш… Ты же понимаешь, что я не люблю тебя?</text:span></text:p>
      <text:p text:style-name="P48">–<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8">&lt;<text:span text:style-name="T54">Mothley Crue – Cickstart my heart</text:span>&gt;</text:p>
      <text:p text:style-name="P57">«<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7"/>
      <text:p text:style-name="P57">Я отложил стопку газет, принесенных пегаской.</text:p>
      <text:p text:style-name="P57"><text:span text:style-name="T10">–</text:span> Про меня таки забыли. Отлично.</text:p>
      <text:p text:style-name="P57"><text:soft-page-break/><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7"><text:span text:style-name="T10">–</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0">– </text:span>Твайлайт, привет! Мы вернулись! <text:span text:style-name="T10">–</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0">– К</text:span>АКОГО ХУЯ?!! Твайлайт, ёб твою понимать, ты чё творишь? <text:span text:style-name="T10">– </text:span>я вцепился в ручку двери.</text:p>
      <text:p text:style-name="P57"><text:span text:style-name="T10">– </text:span>Твайли, ты чего? <text:span text:style-name="T10">– </text:span>брыкалась Дэш. <text:span text:style-name="T10">– </text:span>Немедленно опусти меня на пол!</text:p>
      <text:p text:style-name="P57"><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0">–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0">– </text:span>Твайлайт, не смей! <text:span text:style-name="T10">– </text:span>хриплым от ужаса голосом прошептал я.</text:p>
      <text:p text:style-name="P57"><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0">– </text:span>А-А-А-А-А-А!</text:p>
      <text:p text:style-name="P57"><text:soft-page-break/>Вжик-вжие-вжик!</text:p>
      <text:p text:style-name="P57">Лоскутья одежды полетели на пол. Я лежал на столе как новорождённый и орал соответственно.</text:p>
      <text:p text:style-name="P57"><text:span text:style-name="T10">– О</text:span>у! <text:span text:style-name="T65">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0">– </text:span>Хрен-то тебе зачем? <text:span text:style-name="T10">– </text:span>с бессильной злостью спросил я. <text:span text:style-name="T10">– </text:span><text:span text:style-name="T65">Т</text:span>ы собираешься устроить филиал порнхаба для пони-извращенцев?</text:p>
      <text:p text:style-name="P57"><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10">– </text:span>А если попроще?</text:p>
      <text:p text:style-name="P57"><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7"><text:span text:style-name="T10">–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9">***</text:p>
      <text:p text:style-name="P49"/>
      <text:p text:style-name="P57"><text:span text:style-name="T10">–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0">–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oft-page-break/><text:span text:style-name="T10">–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0">– </text:span>Никогда, слышишь, никогда больше не смей подымать меня...</text:p>
      <text:p text:style-name="P57"><text:span text:style-name="T10">– </text:span>Откуда я знала, что резонансное заклинание так среагирует на...</text:p>
      <text:p text:style-name="P57"><text:span text:style-name="T10">– М</text:span>акс? <text:span text:style-name="T10">– </text:span>пегаска заметила, что я открыл глаза. <text:span text:style-name="T10">– </text:span>Ты в порядке?</text:p>
      <text:p text:style-name="P57">Я издал нечто среднее между брачным рёвом лося и стоном умирающего слона.</text:p>
      <text:p text:style-name="P57"><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0">–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7"><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7"><text:soft-page-break/><text:span text:style-name="T10">– </text:span>Тебе-то на Понивилль точно махать! <text:span text:style-name="T10">– </text:span>огрызнулась фермерша. <text:span text:style-name="T10">– Т</text:span>вой дом, поди, не зацепит.</text:p>
      <text:p text:style-name="P57"><text:span text:style-name="T10">– </text:span>Что ты сказала? А ну, повтори? <text:span text:style-name="T10">– </text:span>взвилась пегаска.</text:p>
      <text:p text:style-name="P57"><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7"><text:span text:style-name="T10">– </text:span>Ась?</text:p>
      <text:p text:style-name="P57"><text:span text:style-name="T10">– </text:span>Что?</text:p>
      <text:p text:style-name="P57"><text:span text:style-name="T10">– </text:span>Какой? <text:span text:style-name="T10">– </text:span>разом <text:span text:style-name="T10">о</text:span>бернулась ко мне компания.</text:p>
      <text:p text:style-name="P57"><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7"><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7"><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0">– </text:span>Рэр, иногда лучше жевать, чем говорить. Вот честно!</text:p>
      <text:p text:style-name="P57"><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0">– </text:span>Они лежали в нагрудном кармане рубашки.</text:p>
      <text:p text:style-name="P57">Твайлайт отвлеклась от доски.</text:p>
      <text:p text:style-name="P57"><text:span text:style-name="T10">–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0">– </text:span>Вот, прибрался малёхо. Но с потолка сажу ещё не успел счистить, там стремянка нужна.</text:p>
      <text:p text:style-name="P57"><text:span text:style-name="T10">– </text:span>Спайки-Вайки, не выкидывай одежду, пожалуйста. В ней должны быть рубины.</text:p>
      <text:p text:style-name="P57"><text:span text:style-name="T10">– </text:span>Какие рубины? <text:span text:style-name="T10">– </text:span>переспросил Спайк и зажевал быстрее.</text:p>
      <text:p text:style-name="P57"><text:span text:style-name="T10">–</text:span> Резонаторные! <text:span text:style-name="T10">–</text:span> холодея, ответил я. <text:span text:style-name="T10">– </text:span>В кармане рубашки должны лежать четыре кристалла.</text:p>
      <text:p text:style-name="P57"><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6"/>
      <text:p text:style-name="P57">…</text:p>
      <text:p text:style-name="P57"/>
      <text:p text:style-name="P57"><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0">– </text:span>Макс. Ты сейчас правильный, или нет?</text:p>
      <text:p text:style-name="P57"><text:span text:style-name="T10">– </text:span>Макс, ты как? Тебе уже лучше? <text:span text:style-name="T10">– </text:span>в прямоугольнике появилась голова Рэйнбоу Дэш.</text:p>
      <text:p text:style-name="P57"><text:span text:style-name="T10">– </text:span>Фигурально выражаясь, ты в себе? <text:span text:style-name="T10">– </text:span>вклинилась между ними Твайлайт Спаркл.</text:p>
      <text:p text:style-name="P57"><text:soft-page-break/><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0">– </text:span>Отпустите. Я уже правильный. <text:span text:style-name="T10">–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7"><text:span text:style-name="T10">– </text:span>Спайк!!! Немедленно... <text:s/>сбегай в лавку к Кейкам за выпечкой! Нам всем нужно успокоиться.</text:p>
      <text:p text:style-name="P57"><text:span text:style-name="T10">–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7"><text:span text:style-name="T10">– </text:span>Не беспокойся, всё просчитано. Я уверена, я подчёркиваю, абсолютно уверена в безопасности эксперимента!</text:p>
      <text:p text:style-name="P57"><text:span text:style-name="T10">– </text:span>Ой, чего-то мне нехорошо становится, когда ты так говоришь...</text:p>
      <text:p text:style-name="P57"><text:span text:style-name="T10">–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8">&lt;<text:span text:style-name="T54">Mission Impossible theme</text:span>&gt;</text:p>
      <text:p text:style-name="P57">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7">Я переношусь к основанию башни.</text:p>
      <text:p text:style-name="P57">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8"><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67">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65"> </text:span>покои Луны<text:span text:style-name="T65"> </text:span>через открытые балконные двери<text:span text:style-name="T65">.</text:span></text:p>
      <text:p text:style-name="P57">Мириады пульсирующих нитей сходятся к центру комнаты, где на матрасе лежит скелет аликорна.</text:p>
      <text:p text:style-name="P57">Я осторожно пересекаю комнату и захлопываю двери на балкон.</text:p>
      <text:p text:style-name="P57"><text:span text:style-name="T10">– </text:span>А-а-а, ты всё-таки пришёл… <text:span text:style-name="T10">– </text:span>шелестит скрипучий голос за моей спиной.</text:p>
      <text:p text:style-name="P57">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7"><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0">–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0">– </text:span>Открой балкон. Я призвала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7"><text:span text:style-name="T10">– </text:span>Сожалею, что не могу убить тебя.</text:p>
      <text:p text:style-name="P57">Обернувшись я встречаюсь с рогом аликорницы, нацеленным мне в грудь.</text:p>
      <text:p text:style-name="P57"><text:span text:style-name="T10">– </text:span>Твоё тело соткано из наваждения — мне ли не знать! Я всё ещё Владыка Снов.</text:p>
      <text:p text:style-name="P57"><text:soft-page-break/>Я делаю шаг назад, на балкон. Луна трескуче смеётся и шагает следом.</text:p>
      <text:p text:style-name="P57"><text:span text:style-name="T10">– </text:span>Но что в мо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0">–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0">– </text:span>Кимеринн погиб, чтобы ты жил.</text:p>
      <text:p text:style-name="P57">Шаг назад.</text:p>
      <text:p text:style-name="P57"><text:span text:style-name="T10">– </text:span>Селли осталась без магии и развоплотилась из-за тебя.</text:p>
      <text:p text:style-name="P57">Шаг назад.</text:p>
      <text:p text:style-name="P57"><text:span text:style-name="T10">– </text:span>Столько надежд впустую. И, как финальная насмешка, ты увидишь гибель всего, что мне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8"/>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5">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oft-page-break/><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0">– </text:span>Как тебя зовут, малышка? Я постараюсь найти тебя. Может быть, ещё не поздно.</text:p>
      <text:p text:style-name="P57">Пегаска приветственно машет копытом.</text:p>
      <text:p text:style-name="P36"><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7"/>
      <text:p text:style-name="P58">***</text:p>
      <text:p text:style-name="P58"/>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0">– </text:span>Ну что? Увидел что-нибудь, сахарок?</text:p>
      <text:p text:style-name="P57">Пони уставились на меня с надеждой.</text:p>
      <text:p text:style-name="P57"><text:span text:style-name="T10">– </text:span>Да.</text:p>
      <text:p text:style-name="P57">Откровение давило на психику как тонна кирпичей. Я не знал, что им сказать. Я не мог.</text:p>
      <text:p text:style-name="P57"><text:span text:style-name="T10">– П</text:span>ревосходно!</text:p>
      <text:p text:style-name="P57"><text:span text:style-name="T10">– </text:span>Это просто супер-дупер-здоровски-потрясно!</text:p>
      <text:p text:style-name="P57"><text:span text:style-name="T10">– </text:span>Йей!</text:p>
      <text:p text:style-name="P57"><text:span text:style-name="T10">– </text:span>Ю-ху!</text:p>
      <text:p text:style-name="P57"><text:span text:style-name="T10">– О</text:span>фигенно! Мы победили! Макс, ты молодец!</text:p>
      <text:p text:style-name="P57"><text:span text:style-name="T10">– </text:span>Замечательно! Секундочку, я приготовлю дневник…</text:p>
      <text:p text:style-name="P57">Восторг пони постепенно сменился ожиданием. Я молчал.</text:p>
      <text:p text:style-name="P57"><text:span text:style-name="T10">– </text:span>Э-м-м? И что же ты увидел? <text:span text:style-name="T10">– </text:span>не выдержала Твайлайт.</text:p>
      <text:p text:style-name="P57"><text:span text:style-name="T10">– </text:span>Я… не могу сказать.</text:p>
      <text:p text:style-name="P57">Ожидание сменилось недоумением. Рэйнбоу Дэш насмешливо скривила губы.</text:p>
      <text:p text:style-name="P57"><text:span text:style-name="T10">– </text:span>Да ладно! Кончай прикалываться, мы же ждём! Шутка зачлась!</text:p>
      <text:p text:style-name="P57"><text:span text:style-name="T10">– </text:span>Не могу!!!</text:p>
      <text:p text:style-name="P57">…</text:p>
      <text:p text:style-name="P57">Молчание прервала Эпплджек.</text:p>
      <text:p text:style-name="P57"><text:soft-page-break/><text:span text:style-name="T10">– </text:span>Сахарок, с тобой всё в порядке?</text:p>
      <text:p text:style-name="P57">Дэш подошла ко мне вплотную, обняла мою голову и прижалась нос к носу.</text:p>
      <text:p text:style-name="P57"><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7">Я высвободился из объятий пегаски.</text:p>
      <text:p text:style-name="P57"><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0">– </text:span>Конски яблоки! Вот это поворот! А мне так хотелось узнать, что за нечисть тут орудует!</text:p>
      <text:p text:style-name="P57"><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0">– </text:span>Рэр, отвали!</text:p>
      <text:p text:style-name="P57"><text:span text:style-name="T10">– </text:span>Оу, какие страсти! Ладно-ладно, не сердись, дорогая, не мешаю!</text:p>
      <text:p text:style-name="P57"><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0">– </text:span>Стойте!</text:p>
      <text:p text:style-name="P57">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7"><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7">…</text:p>
      <text:p text:style-name="P57">«<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2">слишком громко думать. И сообщить способ спасения — означает его разрушить.</text:span>»</text:p>
      <text:p text:style-name="P57">…</text:p>
      <text:p text:style-name="P57"><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7">Пегаска сжала голову копытами.</text:p>
      <text:p text:style-name="P57"><text:span text:style-name="T10">–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7"><text:span text:style-name="T10">– </text:span><text:span text:style-name="T65">Допустим, кот бессмертен. Также допустим, что кот з</text:span>аколдован<text:span text:style-name="T65"> </text:span>отложенным <text:span text:style-name="T65">заклятие</text:span>м<text:span text:style-name="T65"> Стирания, которое сработает, если кто-то откроет ящик</text:span>. <text:span text:style-name="T65">То есть, п</text:span>ри открытии<text:span text:style-name="T65"> ящик</text:span>а<text:span text:style-name="T65"> кот исчезнет из </text:span>бытия<text:span text:style-name="T65"> </text:span>— его нет, и никогда не было.</text:p>
      <text:p text:style-name="P57"><text:soft-page-break/><text:span text:style-name="T10">– </text:span>Бедный котик. <text:span text:style-name="T10">– </text:span>прошептала Флаттершай.</text:p>
      <text:p text:style-name="P57">Я насторожился, услышав знакомое заклинание.</text:p>
      <text:p text:style-name="P57"><text:span text:style-name="T10">– </text:span>Стой! Откуда тебе известно про заклинание Стирания?</text:p>
      <text:p text:style-name="P57"><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7"><text:span text:style-name="T10">– </text:span>Гм. Ну ладно, продолжай.</text:p>
      <text:p text:style-name="P57"><text:span text:style-name="T10">– </text:span>Так вот, по условию эксперимента известно, что вероятность того, что кто-то откроет ящик, ненулевая.</text:p>
      <text:p text:style-name="P57"><text:span text:style-name="T10">– </text:span>И что это означает, дорогая? <text:span text:style-name="T10">– </text:span>спросила Рэрити.</text:p>
      <text:p text:style-name="P57"><text:span text:style-name="T10">– </text:span>Это значит, что кто-нибудь когда-нибудь обязательно откроет его.</text:p>
      <text:p text:style-name="P57"><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7"><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0">–</text:span> То есть, ты хочешь сказать, что мы все — навроде этого кота, а Макс боится открыть ящик? Чтоб мы не исчезли окончательно?</text:p>
      <text:p text:style-name="P57"><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0">– </text:span>Лягать! <text:span text:style-name="T10">– </text:span>выругалась Дэш. <text:span text:style-name="T10">– </text:span>Значит, наши усилия по доставке резонаторов пошли лесом.</text:p>
      <text:p text:style-name="P57"><text:span text:style-name="T10">–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0">– </text:span>Тихо! Спайк, будь добр, сбегай к Кейкам за выпечкой. Нам надо успокоиться. Макс, хоть про Селестию ты нам можешь рассказать?</text:p>
      <text:p text:style-name="P57"><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7"><text:span text:style-name="T10">– </text:span>О, это как раз не большая проблема… <text:span text:style-name="T10">– </text:span>начала объяснять единорожка, но её перебил напряжённый голос Спайка.</text:p>
      <text:p text:style-name="P57"><text:span text:style-name="T10">– </text:span>Твай! <text:span text:style-name="T10">– </text:span>дракончик стоял в дверях спиной к нам. <text:span text:style-name="T10">– </text:span>У нас гости.</text:p>
      <text:p text:style-name="P57">Спайк попятился назад. Дверь широко растворилась и в библиотеку шагнула Луна.</text:p>
      <text:p text:style-name="P57"><text:soft-page-break/></text:p>
      <text:h text:style-name="Heading_20_2" text:outline-level="2">18. Поединок с Луной. <text:span text:style-name="T1">Кантерлот</text:span></text:h>
      <text:p text:style-name="P57"/>
      <text:p text:style-name="P57"><text:span text:style-name="T10">–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человеком!</text:p>
      <text:p text:style-name="P57">Мы с пегаской застыли в синем левитационном поле и поплыли к Луне.</text:p>
      <text:p text:style-name="P57"><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0">–</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7">В голосе лавандовой единорожки звучал металл. Мы опять полетели к Твайлайт.</text:p>
      <text:p text:style-name="P57"><text:span text:style-name="T10">–</text:span> ДОВОЛЬНО! НАМ НАДОЕЛА ЭТА НЕПОКОРНОСТЬ! ПОЗНАЙ ГНЕВ ПРИНЦЕССЫ НОЧИ!!!</text:p>
      <text:p text:style-name="P57"><text:span text:style-name="T10">–</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7"><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0">– </text:span>Не вынуждай меня идти на крайние меры! <text:span text:style-name="T10">– </text:span>отдувалась Луна. <text:span text:style-name="T10">–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7"><text:soft-page-break/><text:span text:style-name="T10">– </text:span><text:span text:style-name="T10">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7"><text:span text:style-name="T10">– </text:span>Тогда найди мне это твоё Дневное Высочество! <text:span text:style-name="T10">– </text:span>взвыла Луна. <text:span text:style-name="T10">– </text:span>В отсутствие Дневной Главы Диархии все дела ведёт Ночная!!!</text:p>
      <text:p text:style-name="P57"><text:span text:style-name="T10">–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7"><text:span text:style-name="T10">– </text:span>Дискордова бюрократия! <text:span text:style-name="T10">– </text:span>буркнула аликорница. <text:span text:style-name="T10">– </text:span><text:span text:style-name="T10">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0">– </text:span><text:span text:style-name="T10">О</text:span>хренеть! <text:span text:style-name="T10">– </text:span>чертыхнулся Спайк. <text:span text:style-name="T10">– </text:span><text:s/>Твай, она создаёт сферу стихий!</text:p>
      <text:p text:style-name="P57"><text:span text:style-name="T10">– </text:span>Вижу! <text:span text:style-name="T10">– </text:span>донёсся голос единорожки из-под потолка. <text:span text:style-name="T10">–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0">– </text:span>Погоди. У меня есть вариант получше.</text:p>
      <text:p text:style-name="P57">Я вылез из-под шкафа и попрыгал на одной ноге в центр зала.</text:p>
      <text:p text:style-name="P57"><text:span text:style-name="T10">– </text:span>Стойте! Прекратите! Да остановитесь же!!!</text:p>
      <text:p text:style-name="P57">Аликорница и шестёрка уставились на меня.</text:p>
      <text:p text:style-name="P57"><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7"><text:span text:style-name="T10">– </text:span>Понял, понял, повторять не нужно! Если хочешь знать, я не меньше тебя заинтересован в возращении Селли.</text:p>
      <text:p text:style-name="P57"><text:span text:style-name="T10">– </text:span>Как ты её назвал? <text:span text:style-name="T10">– </text:span>отвалилась челюсть у аликорницы.</text:p>
      <text:p text:style-name="P57"><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7"><text:span text:style-name="T10">– </text:span>Что? <text:span text:style-name="T10">–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0">–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10">– </text:span>Что тут случилось? Почему все висят в воздухе? И всё вот это?</text:p>
      <text:p text:style-name="P57">Голос Спайка откуда-то из подвала ответил:</text:p>
      <text:p text:style-name="P57"><text:span text:style-name="T10">– </text:span>Потому что Твайлайт остановила время. В радиусе девяти метров, как мне кажется. Или десяти.</text:p>
      <text:p text:style-name="P57"><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0">– </text:span><text:span text:style-name="T10">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0">– </text:span><text:span text:style-name="T10">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0">–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0">–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0">– </text:span>Эмм, я вам подхожу?</text:p>
      <text:p text:style-name="P57"><text:span text:style-name="T10">– </text:span>КТО ТЫ?</text:p>
      <text:p text:style-name="P57"><text:span text:style-name="T10">– </text:span>Эмм, Лира Хартстрингс, единорог. Я не то, чтобы маг, моя специализация — музыка…</text:p>
      <text:p text:style-name="P57"><text:span text:style-name="T10">– </text:span>ГОДИТСЯ! ТЫ ВИДИШЬ ТОЧКУ СИНГУЛЯРНОСТИ?</text:p>
      <text:p text:style-name="P57"><text:span text:style-name="T10">– </text:span>Эмм?</text:p>
      <text:p text:style-name="P57">Голос Спайка пояснил:</text:p>
      <text:p text:style-name="P57"><text:soft-page-break/><text:span text:style-name="T10">– </text:span>Вон та яркая искорка над лестницей, у которой вся картинка искривляется.</text:p>
      <text:p text:style-name="P57"><text:span text:style-name="T10">– </text:span>Да! Вижу!</text:p>
      <text:p text:style-name="P57"><text:span text:style-name="T10">– </text:span>ТЕПЕРЬ ЛЕВИТИРУЙ ПРИМАТА В ТОЧКУ СИНГУЛЯРНОСТИ.</text:p>
      <text:p text:style-name="P57"><text:span text:style-name="T10">– </text:span>Чего?!! <text:span text:style-name="T10">– </text:span>возопило моё малое сознание.</text:p>
      <text:p text:style-name="P57"><text:span text:style-name="T10">– </text:span>Эмм… Зачем?</text:p>
      <text:p text:style-name="P57"><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7"><text:span text:style-name="T10">– </text:span>Вы даёте слово, что человеку не будет причинён вред? <text:span text:style-name="T10">– </text:span>голос Лиры обрёл непривычную твёрдость.</text:p>
      <text:p text:style-name="P57"><text:span text:style-name="T10">– </text:span>КАК ТЫ СМЕЕШЬ СОМНЕВАТЬСЯ В НАС, СВОЕЙ ПРИНЦЕССЕ?</text:p>
      <text:p text:style-name="P57"><text:span text:style-name="T10">– </text:span><text:span text:style-name="T10">Я </text:span>не сомневаюсь в вас, Ваше Высочество… Потому и требую слова!</text:p>
      <text:p text:style-name="P57"><text:span text:style-name="T10">–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0">– </text:span>Ну, блядь, спасибо! <text:span text:style-name="T10">– </text:span>подумал я.</text:p>
      <text:p text:style-name="P57"><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0">–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7">В библиотеке царил разгром. </text:p>
      <text:p text:style-name="P57">Элементы Гармонии </text:p>
      <text:p text:style-name="P57"/>
      <text:p text:style-name="P57">&lt;Пландерсид покрыл грудь Макса шрамами в замке сестёр&gt;</text:p>
      <text:p text:style-name="P57"/>
      <text:p text:style-name="P48">&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2">Bee Gees – You Should Be dancing<text:span text:style-name="T30">&gt;</text:span></text:p>
      <text:p text:style-name="P47">&lt; <text:span text:style-name="T23">- Я не проводник! Луна сказала...</text:span></text:p>
      <text:p text:style-name="P35">- Глупости! - перебила Дэш. - Не обращай внимания на то, что там кто-то сказал! Делай своё дело! Веди!</text:p>
      <text:p text:style-name="P47"><text:soft-page-break/><text:span text:style-name="T23">В замке сестёр Макс с Дэш разругиваются.</text:span>&gt;</text:p>
      <text:p text:style-name="P47"/>
      <text:p text:style-name="P33">&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5"/>
      <text:p text:style-name="P47">&lt;<text:span text:style-name="T23"> </text:span><text:span text:style-name="T22">-</text:span><text:span text:style-name="T23">Я не умею! Давай ты напишешь!</text:span></text:p>
      <text:p text:style-name="P47"><text:span text:style-name="T22">- </text:span><text:span text:style-name="T23">Фигушки! Подрядил меня татухи поням рисовать — сам теперь фанфик пиши!</text:span>&gt;</text:p>
      <text:p text:style-name="P55"/>
      <text:p text:style-name="P55">&lt;<text:span text:style-name="T22">Добавить в фанфик плетение шуточных интриг принцессами друг против дружки</text:span>&gt;</text:p>
      <text:p text:style-name="P55"/>
      <text:p text:style-name="P47">&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7"><text:span text:style-name="T23">- Учти, я ни капельки не жалею о наших поебушках! Но в будущем буду их стрематься. Это очень больно — вот так расставаться</text:span>&gt;</text:p>
      <text:p text:style-name="P55"/>
      <text:p text:style-name="P55">(про Макса в сне-прощании)</text:p>
      <text:p text:style-name="P55">Я — Дискорд, и я говорю вам: он вернётся Я подсоблю вам, касатикам, хе-хе!</text:p>
      <text:p text:style-name="P55"/>
      <text:p text:style-name="P35"/>
      <text:p text:style-name="P35">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35">Глава 19: Возвращение к Замку Двух Сестёр на парящем замке. Самба в небесном замке</text:p>
      <text:p text:style-name="P47"><text:span text:style-name="T23">Дальше — использовать по-максимуму уже написанное</text:span>&gt;</text:p>
      <text:p text:style-name="P47"/>
      <text:p text:style-name="P47">&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7"/>
      <text:p text:style-name="P47">&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7"/>
      <text:p text:style-name="P47">&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5"/>
      <text:p text:style-name="P121"><text:span text:style-name="T10"><text:s/>&lt;</text:span><text:span text:style-name="T25"> - </text:span><text:span text:style-name="T22">Я не могу быть вашим спасителем! Я намного хуже и испорченнее вас!</text:span><text:span text:style-name="T10">&gt;</text:span></text:p>
      <text:p text:style-name="P122"/>
      <text:p text:style-name="P47">&lt;<text:span text:style-name="T23">Луна говорит Максу в прощальном сне:</text:span></text:p>
      <text:p text:style-name="P47"><text:span text:style-name="T23">- Прости, что хотела убить тебя. Я ослабела и Найтмэр на время одержала верх</text:span>&gt;</text:p>
      <text:p text:style-name="P55"/>
      <text:p text:style-name="P47">&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text:soft-page-break/></text:p>
      <text:p text:style-name="P38">- Сестра <text:s/>всегда норовила спихнуть тяжёлую задачу на кого-нибудь другого!</text:p>
      <text:p text:style-name="P38">- А также совместить приятное с полезным. - заметил я.</text:p>
      <text:p text:style-name="P38">Луна бросила на меня тяжёлый взгляд.</text:p>
      <text:p text:style-name="P38">- Вот это вряд ли! Сел охладела к сексу ещё до моей ссылки. И, насколько мне известно, за время моего отсутствия её предпочтения в <text:span text:style-name="T10"><text:s/></text:span>этом плане не менялись.</text:p>
      <text:p text:style-name="P38">- Тогда зачем она..?</text:p>
      <text:p text:style-name="P38">-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8">Меня как будто окатило ледяным душем. Не любовь и даже не дружба. Просто плата за услугу… Даже не дружба...</text:p>
      <text:p text:style-name="P38">- А другие? Они тоже… давали мне потому, что считали меня последним шансом?</text:p>
      <text:p text:style-name="P38">- Другие? Кто ещё?<text:span text:style-name="T11"> </text:span><text:span text:style-name="T56">С кем ещё у тебя были… отношения?</text:span></text:p>
      <text:p text:style-name="P34">- С Рэйнбоу Дэш — ответил я несчастным голосом. - И, может быть, с Пинки.</text:p>
      <text:p text:style-name="P34">-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4"/>
      <text:p text:style-name="P31">&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4">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34">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4">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10">(- </text:span><text:span text:style-name="T28">ПОНИ!!! ВЫ ЗАЕБАЛИ</text:span>! Не будь я Агамемнон-бескланник!<text:span text:style-name="T10">)</text:span>, схватившего замок и улетает с сокровищами нафиг подальше от беспокойных пони)</text:p>
      <text:p text:style-name="P34"/>
      <text:p text:style-name="P34"><text:soft-page-break/>Силовой корсет Селестии Макс обнаруживает в башне Селестии, в её комнате, в шкафу рядом с её боевыми доспехами (помятыми)</text:p>
      <text:p text:style-name="P34"/>
      <text:p text:style-name="P34">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44">-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 <text:span text:style-name="T65">Кстати, он от </text:span>э<text:span text:style-name="T65">того только лучше станет!</text:span></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4"/>
      <text:p text:style-name="P28"><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0"/>
      <text:p text:style-name="P38">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8">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8"/>
      <text:p text:style-name="P44">&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4">- В соответствии с законом от … «Об отсутствии одного из соправителей диархии» принимаю всю власть на себя!</text:p>
      <text:p text:style-name="P34">-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23">- В законе не указана конкретный соправитель Диархии!</text:span>&gt;</text:p>
      <text:p text:style-name="P44"/>
      <text:p text:style-name="P44">&lt;<text:span text:style-name="T23">Заговорщики таки подняли восстание после исчезновения Селестии. Они обвинили Луну и Макса в узурпации власти</text:span>&gt;</text:p>
      <text:p text:style-name="P44"/>
      <text:p text:style-name="P31">&lt;<text:span text:style-name="T1">Добавить рассуждения на этическую тему на грани катастрофы</text:span>&gt;</text:p>
      <text:p text:style-name="P31"/>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4">&lt;Добавить грозный выход Луны для противостояния повстанцам&gt;</text:p>
      <text:p text:style-name="P34"/>
      <text:p text:style-name="P34"><text:soft-page-break/>&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7">&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8">***</text:p>
      <text:p text:style-name="Text_20_body"><text:span text:style-name="T10">&lt;</text:span><text:span text:style-name="T23">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2"/>
      <text:h text:style-name="P148" text:outline-level="2">Сон Рэрити</text:h>
      <text:p text:style-name="P77"/>
      <text:p text:style-name="P78">***</text:p>
      <text:p text:style-name="P85">&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77"><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81"/>
      <text:h text:style-name="P148" text:outline-level="2">Рейд пони-рэйнджеров</text:h>
      <text:p text:style-name="P77"/>
      <text:p text:style-name="P83">(леденящий душу триллер, музыка тревожная)</text:p>
      <text:p text:style-name="P79">&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8">***</text:p>
      <text:p text:style-name="P7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7"><text:soft-page-break/><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48" text:outline-level="2"/>
      <text:h text:style-name="P148" text:outline-level="2">Продолжение ЛСД-чаепития</text:h>
      <text:p text:style-name="P77"/>
      <text:p text:style-name="P77"><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85"/>
      <text:p text:style-name="P77"/>
      <text:h text:style-name="P148" text:outline-level="2">Исчезновение Селестии</text:h>
      <text:p text:style-name="P77"/>
      <text:p text:style-name="P77"><text:span text:style-name="T10">–</text:span> Ну хорошо, а кто вами правит? Аликорн? Драконикус? Какой-нибудь человек с рогом во лбу? Или у вас нет правителя?</text:p>
      <text:p text:style-name="P77"><text:span text:style-name="T10">–</text:span> Нет, почему? Правитель есть. Только он не постоянный. Его избирают. Раз в несколько лет.</text:p>
      <text:p text:style-name="P77"><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7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7"/>
      <text:h text:style-name="P148" text:outline-level="2">Поиск решения</text:h>
      <text:p text:style-name="P110"/>
      <text:p text:style-name="P7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7"><text:span text:style-name="T1">–</text:span> У нас нет волшебников, <text:span text:style-name="T1">–</text:span> возразил я.</text:p>
      <text:p text:style-name="P7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7">Спорить со старым змеем было сложно, поэтому я переключил внимание на Твайлайт.</text:p>
      <text:p text:style-name="P7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7"><text:span text:style-name="T1">–</text:span> А как мы узнаем, когда будет нужное время? План ненадёжен. <text:span text:style-name="T1">–</text:span> <text:span text:style-name="T1">з</text:span>асомневалась Луна.</text:p>
      <text:p text:style-name="P77"><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1"/>
      <text:p text:style-name="P81">&lt;<text:span text:style-name="T23">Луна приносит в жертву свою кровь, чтобы путешествие к замку прошло без потерь. Жертва не принимается — Дэш погибает</text:span>&gt;</text:p>
      <text:p text:style-name="P77"><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81"/>
      <text:p text:style-name="P77"><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7"><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10">&gt;</text:span></text:p>
      <text:p text:style-name="P77"/>
      <text:h text:style-name="P148" text:outline-level="2">Поход к замку Принцес-2</text:h>
      <text:p text:style-name="P77"/>
      <text:p text:style-name="P7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7"><text:span text:style-name="T1">–</text:span> Это значит, что мы совсем близко от замка. От того остова замок должен быть виден, <text:span text:style-name="T1">–</text:span> прошептала Луна.</text:p>
      <text:p text:style-name="P77">На металлическом боку остова были отчётливо видны четыре вмятины <text:span text:style-name="T10">—</text:span> место торможения Кимеринна.</text:p>
      <text:p text:style-name="P7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7">Я внимательно осмотрел покорёженный остов. </text:p>
      <text:p text:style-name="P77">”...eing” <text:span text:style-name="T10">—</text:span> виднелось под листвой плюща.</text:p>
      <text:p text:style-name="P77">“Откуда здесь взялся рухнувший Боинг?” <text:span text:style-name="T10">&lt;</text:span><text:span text:style-name="T23">Дуглас </text:span><text:span text:style-name="T25">—</text:span><text:span text:style-name="T23"> </text:span><text:span text:style-name="T25">DC-3</text:span><text:span text:style-name="T10">&gt;</text:span></text:p>
      <text:p text:style-name="P7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7">Кобылки о чём-то спорили, в то время как стражники пытались нащупать брод.</text:p>
      <text:p text:style-name="P77"><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7"><text:span text:style-name="T1">–</text:span> Кимеринн погиб от тентаклиан, <text:span text:style-name="T1">–</text:span> тихо заметила Луна. <text:span text:style-name="T1">–</text:span> Ждите меня здесь.</text:p>
      <text:p text:style-name="P7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7">Тяжело дыша, Луна вернулась.</text:p>
      <text:p text:style-name="P81"/>
      <text:p text:style-name="P77"><text:span text:style-name="T10">&lt;</text:span><text:span text:style-name="T22">высоко летать нельзя из-за молний</text:span><text:span text:style-name="T10">&gt;</text:span></text:p>
      <text:p text:style-name="P81"/>
      <text:p text:style-name="P7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7">Её голос заглушил протяжный стон металла.</text:p>
      <text:p text:style-name="P77">Остов самолёта выпрямился и, чуть приподнявшись над землёй, сразу же опустился.</text:p>
      <text:p text:style-name="P77"><text:span text:style-name="T1">–</text:span> Дискорд!!! - одновременно воскликнули Луна, Дэш, ЭйДжей, Флаттершай и я.</text:p>
      <text:p text:style-name="P77">И действительно, за штурвалом <text:s/>сидел драконикус и что-то шептал себе под нос. Остов снова приподнялся и опять опустился.</text:p>
      <text:p text:style-name="P77"><text:span text:style-name="T1">–</text:span> У меня бы ни в жизни это бы не получилось, не помогай мне он. <text:span text:style-name="T1">–</text:span> заявил Дискорд.</text:p>
      <text:p text:style-name="P77"><text:span text:style-name="T1">–</text:span> Кто <text:span text:style-name="T10">—</text:span> “он”, <text:span text:style-name="T1">–</text:span> спросила Луна.</text:p>
      <text:p text:style-name="P7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7"><text:span text:style-name="T1">–</text:span> Поворачиваем! Поворачиваем! <text:span text:style-name="T1">–</text:span> прохрипел Дискорд.</text:p>
      <text:p text:style-name="P77"><text:span text:style-name="T1">–</text:span> Как? <text:span text:style-name="T1">–</text:span> Твайлайт зажмурилась от напряжения.</text:p>
      <text:p text:style-name="P77"><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7">Кабина медленно накренилась. Деревья поплыли вправо. </text:p>
      <text:p text:style-name="P77"><text:span text:style-name="T1">–</text:span> Выравниваем!!!</text:p>
      <text:p text:style-name="P77">Кабина выровнялась. Сначала деревья, а потом водная гладь медленно проплывали внизу.</text:p>
      <text:p text:style-name="P77"><text:span text:style-name="T1">–</text:span> Вот так и держим. Эта железяка очень нам благодарна.</text:p>
      <text:p text:style-name="P77"><text:span text:style-name="T1">–</text:span> Скорее! Я долго не выдержу! Она слишком тяжёлая. <text:span text:style-name="T1">–</text:span> Твайлайт дрожала от напряжения.</text:p>
      <text:p text:style-name="P7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7"><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7">Поняв тщётность усилий, пегаска вернулась в самолёт. В закрытую ею дверь через секунду громыхнул тентаклиан.</text:p>
      <text:p text:style-name="P77"><text:span text:style-name="T1">–</text:span> Не сдаёмся! Этой мерзкой дряни не победить нас! <text:span text:style-name="T1">–</text:span> хрипел Дискорд.</text:p>
      <text:p text:style-name="P7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7"><text:span text:style-name="T1">–</text:span> Я больше не могу, <text:span text:style-name="T1">–</text:span> простонала Твайлайт и лишилась чувств.</text:p>
      <text:p text:style-name="P77">“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7">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7">Мне показался знакомым открывшийся корридор слева.</text:p>
      <text:p text:style-name="P7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7">Топот копыт основной группы затихал за поворотом основного корридора. РД коротко кивнула и, пропустив меня в проём, потрусила за мной.</text:p>
      <text:p text:style-name="P77">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7"><text:span text:style-name="T1">Дэш</text:span> вытянула шею и навострила уши, прислушивась к затихающему топоту. Потом высоко подпрыгнула и зависла в воздухе.</text:p>
      <text:p text:style-name="P77"/>
      <text:p text:style-name="P77"><text:soft-page-break/><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7"/>
      <text:p text:style-name="P77"><text:span text:style-name="T1">–</text:span> Хватайся за ноги. <text:span text:style-name="T1">–</text:span> <text:span text:style-name="T1">с</text:span>командовала она.</text:p>
      <text:p text:style-name="P7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7">После двух кувырков по камням гудела голова и саднило ушибленное плечо. </text:p>
      <text:p text:style-name="P77"><text:span text:style-name="T1">–</text:span> Дэш? Ты где? Дэш?</text:p>
      <text:p text:style-name="P77">До меня донеслось тяжёлое дыхание и звуки борьбы из бокового прохода метрах в пяти позади меня.</text:p>
      <text:p text:style-name="P7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7">Наконец она процедила сквозь зубы:</text:p>
      <text:p text:style-name="P77"><text:span text:style-name="T1">–</text:span> Всё. Уходи! <text:span text:style-name="T1">–</text:span> и с силой толкнула меня в грудь копытом, одновременно вырываясь из объятий.</text:p>
      <text:p text:style-name="P77"><text:span text:style-name="T1">–</text:span> Дэш! <text:span text:style-name="T1">–</text:span> <text:span text:style-name="T1">с</text:span> пола я увидел, как в петле тентаклиана с хрустом ломается её крыло.</text:p>
      <text:p text:style-name="P77">Дэш застонала и у неё подкосились передние ноги.</text:p>
      <text:p text:style-name="P77"><text:span text:style-name="T1">–</text:span> Уйди! Не смотри на меня! <text:span text:style-name="T1">–</text:span> зло крикнула она мне.</text:p>
      <text:p text:style-name="P7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7">Очередной рывок сбил меня с ног.</text:p>
      <text:p text:style-name="P77">Я очнулся от спёртого дыхания.</text:p>
      <text:p text:style-name="P77">Дискорд, ругаясь сквозь зубы, волок меня под мышкой по коридору, по которому пять минут назад мы с Дэш догоняли группу.</text:p>
      <text:p text:style-name="P7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7">Я тупо смотрел на проносящиеся подо мной плиты. Мыслей не было никаких. Только воспоминания.</text:p>
      <text:p text:style-name="P7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7">Я закрыл глаза и беззвучно закричал. Как сквозь сон мне слышались голоса.</text:p>
      <text:p text:style-name="P77"><text:span text:style-name="T1">–</text:span> Все приготовились? Луна, ты готова?</text:p>
      <text:p text:style-name="P77"><text:span text:style-name="T1">–</text:span> Да.</text:p>
      <text:p text:style-name="P77"><text:span text:style-name="T1">–</text:span> Твайлайт?</text:p>
      <text:p text:style-name="P77"><text:span text:style-name="T1">–</text:span> Да!</text:p>
      <text:p text:style-name="P77"><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7"><text:span text:style-name="T1">–</text:span> Дэш? Что с ней?</text:p>
      <text:p text:style-name="P77"><text:span text:style-name="T1">–</text:span> Нет времени объяснять. Тентаклианы просыпаются. Начинаем!</text:p>
      <text:p text:style-name="P77"><text:span text:style-name="T1">–</text:span> Начинаем!</text:p>
      <text:p text:style-name="P77"><text:span text:style-name="T1">–</text:span> Начинаем!</text:p>
      <text:p text:style-name="P7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7">Поток заканчивался окном неправильной формы. Через окно по мере приближения стали видны огни большого города.</text:p>
      <text:p text:style-name="P77">Эпплджек нырнула в проём первая. Флаттершай, прижав к себе ноги и прикрывшись крыльями, влетела вторая.</text:p>
      <text:p text:style-name="P7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7">Там были лишь темнота и радуга, тающая в последних отблесках исчезающего коридора.</text:p>
      <text:p text:style-name="P78">***</text:p>
      <text:p text:style-name="P77">Невесомость, удар, чувство веса.</text:p>
      <text:p text:style-name="P77">Я открыл глаза.</text:p>
      <text:p text:style-name="P7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7">Мне ЭТО всё приснилось? Но таких ярких и длинных снов не бывает. А ЛСД я перестал баловаться два года назад. Да и не похоже это на трип.</text:p>
      <text:p text:style-name="P77"><text:soft-page-break/>Я поднял руку и обнаружил в ладони брошь в виде радужной молнии.</text:p>
      <text:p text:style-name="P77">Слабый звук заставил меня обернуться.</text:p>
      <text:p text:style-name="P7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7"/>
      <text:p text:style-name="P77"><text:span text:style-name="T10">&lt;</text:span><text:span text:style-name="T22">Поиски Селестии — сюжет:</text:span></text:p>
      <text:p text:style-name="P84">Базовое положение: Селестия физически находится на компе Влада в соседнем с максовым доме, в качестве этической подпрограммы к Нексусу.</text:p>
      <text:p text:style-name="P84">Кратко:</text:p>
      <text:p text:style-name="P8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4">Эпизод 1:</text:p>
      <text:p text:style-name="P8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4">…</text:p>
      <text:p text:style-name="P84">Итого:</text:p>
      <text:p text:style-name="P8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4">Эпизод 3.5 (необязательный): День из жизни Дискорда (впечатления от нового мира, интерес путешествия, нежелание возвращаться).</text:p>
      <text:p text:style-name="P84">Эпизод 4: Эй-Джей рассказывает Максу о Флаттершай, о её тревожном состоянии - сильнейшей депрессии. Флатти отказывается есть и разговаривать.</text:p>
      <text:p text:style-name="P77"><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7"/>
      <text:h text:style-name="P148" text:outline-level="2"><text:soft-page-break/>Терра. Прибытие</text:h>
      <text:p text:style-name="P77"/>
      <text:p text:style-name="P7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7">Я присел в коридоре, закрыв глаза.</text:p>
      <text:p text:style-name="P7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8">***</text:p>
      <text:p text:style-name="P7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7">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7">– Постой, – я оторвался от печальных мыслей, – в чём удача-то, что ты оказался с нами?</text:p>
      <text:p text:style-name="P7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7">Дискорд отпил воды и попытался поставить стакан в воздух. Стакан немедленно упал и разбился.</text:p>
      <text:p text:style-name="P7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7"><text:soft-page-break/>Стакан медленно собрался воедино и прыгнул обратно в руку Дискорду. – Хорошо, хоть внутренняя сила осталась. – пробурчал он.</text:p>
      <text:p text:style-name="P7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7">– А они? – Дискорд кивнул на девушек, сжавшихся в уголке дивана.</text:p>
      <text:p text:style-name="P77">Я пожал плечами. </text:p>
      <text:p text:style-name="P77">– Поживём — увидим. Я никому навязывать обязанности не собираюсь.</text:p>
      <text:p text:style-name="P77"/>
      <text:h text:style-name="P148" text:outline-level="2">Поиски</text:h>
      <text:p text:style-name="P77"/>
      <text:p text:style-name="P7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7">А сейчас разберёмся, что там с Нексусом?</text:p>
      <text:p text:style-name="P77">Административная консоль приветственно мигнула зелёным шрифтом.</text:p>
      <text:p text:style-name="P77"><text:span text:style-name="T10">&gt;</text:span>\Привет, Нексус. Это Макс.</text:p>
      <text:p text:style-name="P77"><text:span text:style-name="T10">&lt;\</text:span>Привет, Макс. Рад тебя видеть.</text:p>
      <text:p text:style-name="P82">Хм. Блок эмоций? Или просто модификация стандартного приветствия?</text:p>
      <text:p text:style-name="P77"><text:span text:style-name="T10">&gt;\</text:span>Нексус, отключи память событий за последнюю неделю.</text:p>
      <text:p text:style-name="P77"><text:span text:style-name="T10">&lt;\</text:span>Выполнено, Макс.</text:p>
      <text:p text:style-name="P77"><text:span text:style-name="T10">&gt;</text:span>\Задача по корпоративной логике. Выдай наиболее оптимальное решение.</text:p>
      <text:p text:style-name="P77"><text:span text:style-name="T10">&lt;\</text:span>Жду с нетерпением, Макс.</text:p>
      <text:p text:style-name="P77"><text:span text:style-name="T10">&gt;\</text:span>Постановка задачи.</text:p>
      <text:p text:style-name="P77"><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7"><text:span text:style-name="T10">&gt;\</text:span>Ограничения.</text:p>
      <text:p text:style-name="P77"><text:span text:style-name="T10">&gt;\</text:span>Ты не можешь подать в суд на компанию Б и ждать результатов, так как за время разбирательства компания А обанкротится.</text:p>
      <text:p text:style-name="P77"><text:span text:style-name="T10">&gt;\</text:span>Задание.</text:p>
      <text:p text:style-name="P77"><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7"><text:span text:style-name="T10">&lt;\</text:span>Задача принята...</text:p>
      <text:p text:style-name="P77"><text:soft-page-break/><text:span text:style-name="T10">&lt;\</text:span>...</text:p>
      <text:p text:style-name="P77"><text:span text:style-name="T10">&lt;\</text:span>...</text:p>
      <text:p text:style-name="P77"><text:span text:style-name="T10">&lt;\</text:span>Решение:</text:p>
      <text:p text:style-name="P77"><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7">О-па, уже час дня! Большинство коллег уже разошлись на обед по кафе и пищеблокам. Теперь мне никто не помешает. Надеюсь.</text:p>
      <text:p text:style-name="P7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7">– Ну как, что там с Нексусом? <text:span text:style-name="T1">–</text:span> оторвался Алекс от своих бутербродов.</text:p>
      <text:p text:style-name="P7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7"><text:span text:style-name="T1">–</text:span> Да, с утра они устраивали регрессное тестирование бизнес-блока. Стасу что-то там не понравилось в ответах.</text:p>
      <text:p text:style-name="P7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7">Алекс, наконец, разобрался с пакетами, закрыл шкафчик и пошёл к выходу. Я, ч</text:p>
      <text:p text:style-name="P77">уть поотстав, прошёл за ним до холла.</text:p>
      <text:p text:style-name="P7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7">Я присел на диванчик рядом с плащём, сделал вид, что читаю смски, и тихо произнёс в воздух перед собой:</text:p>
      <text:p text:style-name="P7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7">Дискорд хрустнул газетой, подтверждая, что информация услышана. Я спрятал телефон, встал и направился к <text:s/>стойке охраны…</text:p>
      <text:p text:style-name="P77">… Через пару минут мы встретились в коридоре у стенда с достижениями корпорации.</text:p>
      <text:p text:style-name="P77">– Ты точно уверен, что Селестия где-то здесь?</text:p>
      <text:p text:style-name="P77"><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7">– Если уж на то пошло, никто не обещал, что она будет человеком. Она может оказаться, скажем, какой-нибудь собачкой. Хм... Женского пола.</text:p>
      <text:p text:style-name="P77">– Дискорд!</text:p>
      <text:p text:style-name="P77">– Ась? – Дискорд с отсутствующим выражением лица изучал вехи становления компании, от начала века и до наших дней.</text:p>
      <text:p text:style-name="P7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7">– Пора. Перерыв закончился, все, в основном, уже сидят на своих местах.</text:p>
      <text:p text:style-name="P77">– Что ж, веди меня, мой фюрер! – Дискорд при этом выпрямился, нахмурился и комично кинул зигу.</text:p>
      <text:p text:style-name="P7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7">– Неа, не тут.</text:p>
      <text:p text:style-name="P77">Мы спустились на этаж ниже. Там повторилась та же история. И на следующем так же.</text:p>
      <text:p text:style-name="P77">В конце-концов, на пятом этаже Дискорд с шумом втянул в себя воздух, поднял вверх палец и заявил, повернувшись ко мне:</text:p>
      <text:p text:style-name="P77">– О!</text:p>
      <text:p text:style-name="P77">– Ты что-то чувствуешь?</text:p>
      <text:p text:style-name="P77">– Не что-то, а именно её! Ай! – Дискорд высвободил руку из закрывшихся створок дверей. – Селестию, то бишь! Сейчас мы её в два счёта разыщем!</text:p>
      <text:p text:style-name="P77">–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7">Мы уже заканчивали осмотр этажа, когда Дискорд внезапно остановился перед стеклянными дверями.</text:p>
      <text:p text:style-name="P77">– А что находится за этой дверью? Почему ты не открываешь её?</text:p>
      <text:p text:style-name="P77">– Там серверная. Моя карточка эту дверь не откроет, туда есть доступ только у нашей сисадминши. Но там и искать нечего, видишь — пусто, людей нет.</text:p>
      <text:p text:style-name="P77">Дискорд уставился в тёмный проём, в глубине которого мигали огоньки маршрутизаторов.</text:p>
      <text:p text:style-name="P77">Щека у него дёрнулась. Я проследил за его взглядом и обнаружил в углу серверную стойку, сбоку которой на крючке висела дамская сумочка.</text:p>
      <text:p text:style-name="P77"><text:soft-page-break/>– Ты что-то чувствуешь?</text:p>
      <text:p text:style-name="P77">– Нет! – Дискорд отвёл взгляд и пошёл дальше.</text:p>
      <text:p text:style-name="P77">Остаток этажа не принёс в поиски ничего нового.</text:p>
      <text:p text:style-name="P78">***</text:p>
      <text:p text:style-name="P77">Наша компания поглощала ужин, приготовленный девушками, когда Дискорд хлопнул себя по лбу и крикнул:</text:p>
      <text:p text:style-name="P77">– Знаю!</text:p>
      <text:p text:style-name="P77">Эпплджек прекратила рассказывать о своих впечатлениях от интернета и все повернулись к Дискорду.</text:p>
      <text:p text:style-name="P77">Он продолжил.</text:p>
      <text:p text:style-name="P7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7">– Да ну? – усомнилась Эпплджек. – С каких это пор?</text:p>
      <text:p text:style-name="P7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7">– Ой! – Флаттершай прикрыла рот рукой и с ужасом посмотрела на Эпплджек.</text:p>
      <text:p text:style-name="P7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7">Я понял, что Дискорд уже всё решил. Что ж, возможно, так будет лучше.</text:p>
      <text:p text:style-name="P77">– Ты собираешься уехать?</text:p>
      <text:p text:style-name="P77">–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7">– А как…</text:p>
      <text:p text:style-name="P77">– Не изволь беспокоиться, я и не в таких мирах бывал, – перебил меня Дискорд. –</text:p>
      <text:p text:style-name="P81"/>
      <text:p text:style-name="P77"><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81"/>
      <text:p text:style-name="P77"><text:s/>Пхе! Денег мне не надо — сам раздобуду. Главное — не уходите далеко от коридора. Ко времени перехода я вернусь. Или раньше.</text:p>
      <text:p text:style-name="P77"/>
      <text:h text:style-name="P148" text:outline-level="2"><text:soft-page-break/>Безнадёжность</text:h>
      <text:p text:style-name="P81">&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7">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8">***</text:p>
      <text:p text:style-name="P7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7"><text:span text:style-name="T10">&lt;</text:span><text:span text:style-name="T22">подать фонарь под другим сосусом</text:span><text:span text:style-name="T10">&gt;</text:span> </text:p>
      <text:p text:style-name="P7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7">– Да, у меня тоже было такое чувство, что он хочет от нас избавиться. Но он же объяснил, почему. Или ты думаешь, что?..</text:p>
      <text:p text:style-name="P7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7">– Надо же! У меня были такие же мысли ещё в самом начале. Ты тоже считаешь, что он хочет вернуть себе статус правителя Эквестрии?</text:p>
      <text:p text:style-name="P77">Что считала Жанна, я услышать не успел. Внезапно её лицо исказила гримаса ужаса, она прижала ладони к лицу и крикнула:</text:p>
      <text:p text:style-name="P77">– Берегись!!!</text:p>
      <text:p text:style-name="P77"><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7">В голове звенело.</text:p>
      <text:p text:style-name="P7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7">– Он х-хотел тебя ут-топить. – Жанна схватила отломанную руку снеговика и закинула её в полынью.</text:p>
      <text:p text:style-name="P77">Я покачал головой. </text:p>
      <text:p text:style-name="P7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7">Так вот, что я тебе скажу — это всё не так! Это не совпадения! Не бывает таких совпадений. Тебя кто-то или что-то хочет убить.</text:p>
      <text:p text:style-name="P77">– Жанна, но снеговик… Это смешно! Убить снеговиком — это самый нелепый способ убийства, о котором можно себе представить!</text:p>
      <text:p text:style-name="P77">И тут до меня дошло.</text:p>
      <text:p text:style-name="P77">Самый нелепый! Самый глупый и невообразимый! Всё сходится! Точно!</text:p>
      <text:p text:style-name="P7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7">Я осмотрел прибрежные кусты. В тусклом свете фонаря их силуэты казались изготовившимися к броску химерами.</text:p>
      <text:p text:style-name="P77">– Пойдём отсюда, Жанна. Тут опасно находиться.</text:p>
      <text:p text:style-name="P7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7">Когда я бросил последний взгляд на озеро, мне показалось, что из-подо льда нас провожали злые глазки снеговика.</text:p>
      <text:p text:style-name="P77"/>
      <text:h text:style-name="P148" text:outline-level="2"><text:soft-page-break/>След?</text:h>
      <text:p text:style-name="P110"/>
      <text:p text:style-name="P77"><text:span text:style-name="T10">&lt;</text:span><text:span text:style-name="T22">сначала эпизод - проверка сумки в серверной</text:span><text:span text:style-name="T10">&gt;</text:span></text:p>
      <text:p text:style-name="P77"><text:span text:style-name="T10">&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7">– Анджела, можно тебя на секундочку?</text:p>
      <text:p text:style-name="P77">– Да? – Она захлопнула книгу <text:span text:style-name="T10">&lt;</text:span><text:span text:style-name="T22">“Последний Единорог” Питера Бигла</text:span><text:span text:style-name="T10">&gt;</text:span> и повернулась ко мне.</text:p>
      <text:p text:style-name="P77">– Я тут проходил мимо серверной и заметил, что там висит сумка. Кто-то забыл, наверное. Надо бы разослать на офис извещение о находке.</text:p>
      <text:p text:style-name="P7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7">–Так это твоя?</text:p>
      <text:p text:style-name="P77">– Если чёрная кожаная, с заклёпками — то моя. Хотя в серверной чужой быть и не должно.</text:p>
      <text:p text:style-name="P77">– Чёрная. С заклёпками. – Я всматривался в Анджелу, но рассмотреть в чёрненькой фигуристой девушке Селестию у меня плохо получалось.</text:p>
      <text:p text:style-name="P77">– Что ты на меня так смотришь? У меня там вымазано? – Анджела попыталась, изогнувшись, заглянуть себе за плечо.</text:p>
      <text:p text:style-name="P77">– Да нет, всё в порядке, не волнуйся. А тебе, часом, никогда не снилось, что у тебя есть копыта, рог и крылья?</text:p>
      <text:p text:style-name="P7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1"/>
      <text:p text:style-name="P77"><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81"/>
      <text:p text:style-name="P7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7">На том и остановились.</text:p>
      <text:p text:style-name="P77"><text:soft-page-break/></text:p>
      <text:p text:style-name="P77"><text:span text:style-name="T10">&lt;</text:span><text:span text:style-name="T22">Расширить сцену в кафе. Ожидание, подьём и… падение ожиданий</text:span><text:span text:style-name="T10">&gt;</text:span></text:p>
      <text:p text:style-name="P77"/>
      <text:p text:style-name="P78">***</text:p>
      <text:p text:style-name="P77">На кухне за столиком сидели две девушки и сочиняли письмо.</text:p>
      <text:p text:style-name="P7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7">– Вот теперь другое дело! – Эпплджек выставила листок на свет, любуясь написанным.</text:p>
      <text:p text:style-name="P77">– А ты уверена, что так можно? – робко встряла Флаттершай. – “Дёшевый охламон” не похоже на вежливое приветствие.</text:p>
      <text:p text:style-name="P77">– Ещё как похоже! Я с Биг Маком так всегда здороваюсь, когда он, перебрав маленько сидра, заявляется под утро со следами помады на шее.</text:p>
      <text:p text:style-name="P77">– А-а-а. Ну ладно. А разве “мы б тебя век не видели, если б не принцесса”...</text:p>
      <text:p text:style-name="P7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7">Эпплджек выхватила листок и начала править текст.</text:p>
      <text:p text:style-name="P77">– Так… Так… И вот так! Теперь порядок! – Эпплджек вернула листок Флаттершай.</text:p>
      <text:p text:style-name="P7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7">–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7"><text:soft-page-break/>– Угу. Лес в последнее время совсем чужой стал. Даже Энджел опасался в него выходить. Не говоря уже о Гарри.</text:p>
      <text:p text:style-name="P77">– Что-то мне это напоминает.</text:p>
      <text:p text:style-name="P77">– Что?</text:p>
      <text:p text:style-name="P7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7">– Агась, вырвался бы он, если бы не я. Дай-ка сюда письмо...</text:p>
      <text:p text:style-name="P77">– “...хорошо, что рядом была Эпплджек и спасла его...”. – Так годится?</text:p>
      <text:p text:style-name="P77">– Пожалуй, да.</text:p>
      <text:p text:style-name="P7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7">Флаттершай обернулась вслед Эпплджек и тайком дописала: ”Приезжай скорее, дорогой друг, мне так тоскливо без тебя. Твоя Флатти”.</text:p>
      <text:p text:style-name="P77">– Да-да, я мигом! – <text:span text:style-name="T1">д</text:span>евушка схватила листок бумаги и помчалась к ноутбуку.</text:p>
      <text:p text:style-name="P77"/>
      <text:h text:style-name="P148" text:outline-level="2">Озарение</text:h>
      <text:p text:style-name="P77"/>
      <text:p text:style-name="P77"><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10">– </text:span>Ну хорошо. Убедила. В конце-концов, можем поступить так. Вы с Флатти вернётесь обратно а я продолжу поиски здесь.</text:p>
      <text:p text:style-name="P92"><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10">– </text:span>Вы можете связываться со мной раз в месяц по коридору.</text:p>
      <text:p text:style-name="P92"><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10">– </text:span>Конечно оставаться. Кто ещё, кроме нас, может найти её?</text:p>
      <text:p text:style-name="P92"><text:span text:style-name="T10">– </text:span>Я думал, ты не сможешь оставить Энджела и всех остальных надолго.</text:p>
      <text:p text:style-name="P92"><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10">– </text:span>Извини, Флаттершай, забылся.</text:p>
      <text:p text:style-name="P97"><text:span text:style-name="T10">– </text:span>Та ладно, я ж не против, – возразила Эпплджек. – Не парься, Флатти. Было б хуже, если б он <text:s/>назвал меня Эпплджек на людях.</text:p>
      <text:p text:style-name="P97"><text:span text:style-name="T10">– </text:span>Ты так... – запнулась Флаттершай. – Так быстро забыла свою ферму. И...</text:p>
      <text:p text:style-name="P97"><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10">– </text:span>Как ты можешь так говорить? – расплакалась Флаттершай.</text:p>
      <text:p text:style-name="P97"><text:span text:style-name="T10">– </text:span>Эй, девушки, не ссорьтесь! Мы — одна команда! И надеюсь, останемся ею и в дальнейшем. </text:p>
      <text:list xml:id="list3672468287904664364" text:style-name="L5">
        <text:list-header>
          <text:p text:style-name="P1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oft-page-break/><text:span text:style-name="T10">– </text:span>А если нет? – Эпплджек смотрела мне мне прямо в глаза.</text:p>
      <text:list xml:id="list20354593" text:continue-numbering="true" text:style-name="L5">
        <text:list-header>
          <text:p text:style-name="P160">Я молча пожал плечами. Эпплджек уверенно продолжила.</text:p>
        </text:list-header>
      </text:list>
      <text:p text:style-name="P97"><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10">– </text:span>Спасибо, ЭйДжей.</text:p>
      <text:p text:style-name="P97"><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60479" text:continue-numbering="true" text:style-name="L5">
        <text:list-header>
          <text:p text:style-name="P160">Флаттершай пробормотала нечто, показавшееся мне знакомым.</text:p>
        </text:list-header>
      </text:list>
      <text:p text:style-name="P97"><text:span text:style-name="T10">– </text:span>Флатти, ты что-то сказала? Я не расслышал.</text:p>
      <text:p text:style-name="P97"><text:span text:style-name="T10">– </text:span>Намерение Изменяет Реальность.</text:p>
      <text:p text:style-name="P97"><text:span text:style-name="T10">– </text:span>Эээ. А где ты слышала эту фразу, если не секрет?</text:p>
      <text:p text:style-name="P97"><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59875" text:continue-numbering="true" text:style-name="L5">
        <text:list-header>
          <text:p text:style-name="P160">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10">– </text:span>Флатти, ЭйДжей, буду через час. Ждите!</text:p>
      <text:p text:style-name="P92"/>
      <text:h text:style-name="P149" text:outline-level="2">Почти.</text:h>
      <text:p text:style-name="P111"/>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10">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text:soft-page-break/>–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49" text:outline-level="2">Дискорд</text:h>
      <text:p text:style-name="P110"/>
      <text:p text:style-name="P111">Девушки поспешно собирались, пока я растолковывал им задачу.</text:p>
      <text:p text:style-name="P111"><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10">– </text:span>Это тот твой приятель, который разбился с полгода назад? – спросила Эпплджек.</text:p>
      <text:p text:style-name="P111"><text:span text:style-name="T10">– </text:span>Да, это он.</text:p>
      <text:p text:style-name="P111"><text:span text:style-name="T10">– </text:span>А как мы попадём в его квартиру? Там сейчас кто-то живёт? – Флаттершай прыгала на одной ноге, натягивая кед.</text:p>
      <text:p text:style-name="P111"><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10">– </text:span>Макс, что случилось? У нас проблемы?</text:p>
      <text:p text:style-name="P112"><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10">– </text:span>Нет нужды. Лучше станьте-ка сзади меня так, чтобы заслонить от этих бабулек и от вооон той камеры наблюдения.</text:p>
      <text:list xml:id="list3838061481795622633" text:style-name="L6">
        <text:list-header>
          <text:p text:style-name="P1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5"><text:span text:style-name="T10">–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5"><text:span text:style-name="T10">– </text:span>Макс, тут окно разбито! И верёвка какая-то висит. – крикнула Флаттершай из кухни.</text:p>
      <text:p text:style-name="P135"><text:span text:style-name="T10">– </text:span>Оставь, Флатти, не сейчас! – отмахнулся я.</text:p>
      <text:p text:style-name="P142">Лампочка питания на ноутбуке горела, <text:s/>но подключенный монитор оставался тёмным. Я постучал по пробелу, но безрезультатно.</text:p>
      <text:p text:style-name="P135"><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5"><text:span text:style-name="T10">– </text:span>Монитор выключен. – <text:s/>раздалось из угла. Кресло с высокой спинкой повернулось, открыв нашим взорам Дискорда. </text:p>
      <text:p text:style-name="P13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5">Он приподнял панамку, дурашливо здороваясь.</text:p>
      <text:p text:style-name="P135"><text:span text:style-name="T10">– </text:span>Оп-па! – пробормотала Эпплджек. – Нежданчик!</text:p>
      <text:p text:style-name="P135"><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4"><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10">– </text:span>А почему ты вообще решил искать нас тут? – спросила Эпплджек. – Приехал бы домой. Мы б тебя чаем напоили.</text:p>
      <text:p text:style-name="P114"><text:span text:style-name="T10">– </text:span>Видишь ли, дорогая Эй-Джей, я с самого начала знал, где находится наша уважаемая принцесса, а времени в обрез, так что...</text:p>
      <text:p text:style-name="P123">В проёме дверей появилась Флаттершай.</text:p>
      <text:p text:style-name="P114"><text:span text:style-name="T10">– </text:span>С кем это вы тут разговариваете?</text:p>
      <text:list xml:id="list8222335457796064506" text:style-name="L7">
        <text:list-header>
          <text:p text:style-name="P150"><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3">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5">На лице Дискорда появилось удивлённо-мечтательное выражение и он вырубился.</text:p>
      <text:p text:style-name="P135"/>
      <text:h text:style-name="P148" text:outline-level="2">Селестия</text:h>
      <text:p text:style-name="P135"/>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5">Включенный монитор показал схематическое изображение Селестиии, </text:p>
      <text:p text:style-name="P136">&gt;\<text:span text:style-name="T1">Привет, Селестия. Это Макс. Как себя чувствуешь?</text:span></text:p>
      <text:p text:style-name="P136">&lt;\<text:span text:style-name="T1">Макс? МАКС??? МА-А-А-АКС!!! НАКОНЕЦ-ТО! КАК Я РАДА ТЕБЯ СЛЫШАТЬ! </text:span></text:p>
      <text:p text:style-name="P136">&gt;\<text:span text:style-name="T1">Я рад, что нашёл тебя, Тия.</text:span></text:p>
      <text:p text:style-name="P13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6">&gt;\<text:span text:style-name="T1">Тия, я сейчас подключу микрофон и колонки, и мы сможем общаться более удобно.</text:span></text:p>
      <text:p text:style-name="P135">…</text:p>
      <text:p text:style-name="P135">– Привет опять. Как ты меня слышишь?</text:p>
      <text:p text:style-name="P13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6">– <text:span text:style-name="T1">Могу себе представить. Как-то раз я провёл три часа камере сенсорной депривации. Мне не понравилось.</text:span></text:p>
      <text:p text:style-name="P135">– Эммм... Ваше Высочество, вы в порядке? Мы так рады, что наконец-то нашли Вас! – вклинилась в разговор Эпплджек.</text:p>
      <text:p text:style-name="P135">– Кто тут? Макс, кто ещё с тобой?</text:p>
      <text:p text:style-name="P136"><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6">– <text:span text:style-name="T1">Девочки? Я рада вас слышать. А Твайлайт нет рядом?</text:span></text:p>
      <text:p text:style-name="P13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5">При этих словах Дискорд замычал и задёргался. Эпплджек нахмурилась и проверила верёвки, привязывающие его к спинке стула.</text:p>
      <text:p text:style-name="P135"><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5">– Ноутбук — так называется место, где я нахожусь сейчас? А кто это мычит?</text:p>
      <text:p text:style-name="P13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5">– О, духи предков, но зачем??? Почему у него кляп во рту?</text:p>
      <text:p text:style-name="P135">– Мы связали его. Он нас предал. И тебя. И Эквестрию. Всех.</text:p>
      <text:p text:style-name="P135">При этих словах Эпплджек и Флаттершай непонимающе уставились на меня, а Дискорд протестующе замычал.</text:p>
      <text:p text:style-name="P135">Я начал рассказывать о своих догадках, и непонимающее выражение на лицах девушек сменилось удивлением.</text:p>
      <text:p text:style-name="P13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5">– А зачем тогда ты приложила его книгой? – непонимающе уставился я на неё.</text:p>
      <text:p text:style-name="P135">– Потому что ты напал на него. Я и подумала — тебе виднее. И подсобила.</text:p>
      <text:p text:style-name="P135">Флаттершай отрицающе мотнула головой.</text:p>
      <text:p text:style-name="P135">– Не может Дискорд быть предателем. Он мой друг.</text:p>
      <text:p text:style-name="P135">Дискорд благодарственно замычал и закивал головой.</text:p>
      <text:p text:style-name="P13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5">Дискорд завёл глаза на лоб и обречённо завыл.</text:p>
      <text:p text:style-name="P135">– Макс, постой. Дай мне поговорить с ним. – сказала Селестия. – Не могу поверить, что Дискорд на такое пошёл.</text:p>
      <text:p text:style-name="P135">– Ну хорошо. Поговори. Послушаем, что он скажет.</text:p>
      <text:p text:style-name="P135">Я красноречиво покачал кулак перед его носом и вытащил кляп.</text:p>
      <text:p text:style-name="P135">...</text:p>
      <text:p text:style-name="P124">–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4">– Это я-то устраиваю цирк?!! ДА ТЫ НА СЕБЯ ПОСМОТРИ, КЛОУН!!! На людей кидаешься, чашками бросаешься, вон, мне нос разбил! Дерёшься...</text:p>
      <text:p text:style-name="P124">Я угрожающе поднёс тряпку к лицу Дискорда.</text:p>
      <text:p text:style-name="P124">– Ещё одно слово в таком тоне, и ты заткнёшься, а мы уйдём в Эквестрию без тебя!</text:p>
      <text:p text:style-name="P12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4">Дискорд демонстративно закрыл рот и посвистывая уставился в потолок.</text:p>
      <text:p text:style-name="P124">Разговор зашёл в тупик.</text:p>
      <text:p text:style-name="P127"/>
      <text:p text:style-name="P128">На мониторе высветился текст:</text:p>
      <text:p text:style-name="P127"><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8"/>
      <text:p text:style-name="P128">Из колонок послышался лёгкий шорох.</text:p>
      <text:p text:style-name="P124">– Дик, сейчас не время для ссор. – голос Селестии был мягким, но настойчивым. – Мы в одной лодке.</text:p>
      <text:p text:style-name="P124">– Тебе легко говорить! Тебе не разбивали нос и не оскорбляли угрозами!</text:p>
      <text:p text:style-name="P124">– Ты должен понимать, что у Макса были все основания так себя вести. Твоё поведение вызвало подозрения у него, ведь он мало тебя знает. </text:p>
      <text:p text:style-name="P124">К уговорам Селестии присоединилась Флаттершай.</text:p>
      <text:p text:style-name="P124">– Дискорд, миленький, прости его. Макс хороший. Он просто не знал, что ты тоже хороший...</text:p>
      <text:p text:style-name="P124">У Дискорда покраснели уши и он засмущался и заворчал.</text:p>
      <text:p text:style-name="P12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4">Я пропустил «дятла» мимо ушей.</text:p>
      <text:p text:style-name="P12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5">***</text:p>
      <text:p text:style-name="P12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4">Потому разбрасываться такой возможностью не стоит. Если уж тебе повезло оказаться в новом мире — исследуй его сполна!..</text:p>
      <text:p text:style-name="P125">***</text:p>
      <text:p text:style-name="P130">&lt;<text:span text:style-name="T23">сюда можно вставить похождения Дискорда — вторая неопубликованная глава. Первая — секс с Селестией</text:span>&gt;</text:p>
      <text:p text:style-name="P125">***</text:p>
      <text:p text:style-name="P128">– Развяжите мне, наконец, руки! Или хотя бы одну. Плечами жестикулировать неудобно.... </text:p>
      <text:p text:style-name="P128">Я развязал Дискорду левую руку.</text:p>
      <text:p text:style-name="P12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8"><text:soft-page-break/>Дискорд принялся разминать затёкшее запястье.</text:p>
      <text:p text:style-name="P12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8">– Какое письмо, Корди? – вскинулась до этого зачарованно слушавшая Дискорда Флаттершай.</text:p>
      <text:p text:style-name="P128">– Ну ваше же! Вы с Эпплджек написали мне о своих мытарствах тут. Вежливо так написали, спасибо...</text:p>
      <text:p text:style-name="P128">Флаттершай покрылась пунцовыми пятнами.</text:p>
      <text:p text:style-name="P128">– Я... Мы... – тут она совсем стушевалась.</text:p>
      <text:p text:style-name="P128">– Так а почему ты сказал, что никто не уйдёт в Эквестрию? – наконец перебила Дискорда скучавшая до этого Эпплджек.</text:p>
      <text:p text:style-name="P128">Дискорд уставился на неё долгим взглядом, а потом хлопнул себя по лбу.</text:p>
      <text:p text:style-name="P12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28">– И что? – продолжила его мысль Эпплджек.</text:p>
      <text:p text:style-name="P128">–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28">– И?!! – до меня уже дошло, но Эпплджек продолжала тупить.</text:p>
      <text:p text:style-name="P128">– Короче, времени у нас осталось что-то около пятнадцати минут. Или около того. – заявил Дискорд, поднеся к глазам запястье с массивными часами.</text:p>
      <text:p text:style-name="P128">– СКОЛЬКО??? – воскликнули хором я и девушки.</text:p>
      <text:p text:style-name="P128">Дискорд открыл было рот, но его слова заглушил звонок в дверь.</text:p>
      <text:p text:style-name="P128">– ОТКРОЙТЕ, ПОЛИЦИЯ! Вам даётся полминуты, чтобы открыть дверь. Через тридцать секунд дверь будет выбита!</text:p>
      <text:p text:style-name="P12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8">Блядь!</text:p>
      <text:p text:style-name="P128">– На крышу, живо!!! Через окно на кухне! – зашипел Дискорд, отчаянно дёргая узлы свободной рукой.</text:p>
      <text:p text:style-name="P128">Эпплджек, одной рукой сгребя в охапку ноутбук, второй увлекая Флаттершай, кинулась на кухню.</text:p>
      <text:p text:style-name="P128">– А толку? Куда мы с крыши денемся? – спросил я растерянно. Дискорд только раздражённо зарычал в ответ.</text:p>
      <text:p text:style-name="P124">Дверь содрогнулась от мощного удара. Послышался стук падающей штукатурки. Я сломя голову кинулся на кухню.</text:p>
      <text:p text:style-name="P124">– Развяжи меня, идиот!!! – гаркнул вдогонку Дискорд.</text:p>
      <text:p text:style-name="P124"><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 </text:p>
      <text:p text:style-name="P12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4">Верёвка в кухонном окне дёргалась от движений лезущих по ней Флатти и Эпплджек. Я словил её рукой и стал на подоконник.</text:p>
      <text:p text:style-name="P124">Чёрт!</text:p>
      <text:p text:style-name="P12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4">Но нет, триста тысяч чертей, раз девушки смогли – я тоже смогу!</text:p>
      <text:p text:style-name="P12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4">Чёрт! Чёрт! Чёрт! Чёрт!</text:p>
      <text:p text:style-name="P124"><text:soft-page-break/>Бля!!!...</text:p>
      <text:p text:style-name="P124">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4"/>
      <text:h text:style-name="P148" text:outline-level="2">Назад, в Эквестрию</text:h>
      <text:p text:style-name="P124"/>
      <text:p text:style-name="P124">Долго паниковать не пришлось. </text:p>
      <text:p text:style-name="P124">Я почувствовал сильный рывок за шиворот и захват поперёк груди. </text:p>
      <text:p text:style-name="P124">– ОТПУСТИ ДЕВЧОНКУ!!! – загрохотало мне в ухо. Я открыл глаза.</text:p>
      <text:p text:style-name="P12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4">Я чуть поднял глаза и уставился в чешуйчатую морду дракон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4">Наконец это ему удалось, и дальнейший подъём на крышу происходил в молчании.</text:p>
      <text:p text:style-name="P12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4">Флаттершай оторвала заплаканное лицо от моей ветровки.</text:p>
      <text:p text:style-name="P124">– Да-да, ты прав, Корди. Я готова.</text:p>
      <text:p text:style-name="P124">На длинной шее Дискорд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4">И мы полетели навстречу закату.</text:p>
      <text:p text:style-name="P12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4">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4">– Пристегните ремни! – проревел Дискорд, резко ускоряясь. – Будет весело!!!</text:p>
      <text:p text:style-name="P124"><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4">– ЙУУУУУУУХХХУУУУУ!!! – заорал Дискорд, сложил крылья и врезался в шар.</text:p>
      <text:p text:style-name="P129">&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5" text:outline-level="1">Беседа за столиком в ночи</text:h>
      <text:p text:style-name="P113">&lt;<text:span text:style-name="T54">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10">–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7"/>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text:soft-page-break/></text:p>
      <text:p text:style-name="P97"/>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19">–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10">&lt;</text:span>упомянуть в эпизоде на Терре, что МЛП-сериал закрылся год назад<text:span text:style-name="T10">&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text:soft-page-break/>–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10">&lt;</text:span><text:span text:style-name="T25">чёрт</text:span><text:span text:style-name="T10">&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3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7">– Хорошо. Уболтал. Кьютимарки беру на себя. Так и знал, что мне самое трудное достанется!</text:p>
      <text:p text:style-name="P13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7">Анакорн проследил мой взгляд.</text:p>
      <text:p text:style-name="P137">– Нечего так смотреть. Если я стану применять магию вместо ловкости, теряется весь смысл упражнения... О, глянь-ка на Эквус!</text:p>
      <text:p text:style-name="P13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7"/>
      <text:p text:style-name="P139">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0"/>
      <text:p text:style-name="P14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9"/>
      <text:p text:style-name="P139"/>
      <text:p text:style-name="P137">Я опять задумался. В голове было пусто. Хотя, если подумать с точки зрения программиста, можно... Наверное можно, раз все предыдущее прокатило...</text:p>
      <text:p text:style-name="P138"><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8">– Не понял? Это как? Как ты совместишь разрушенную магическими войнами Эквестрию с романтически-сексуальным раем для попаданцев?</text:p>
      <text:p text:style-name="P138"><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8">Анакорн долго мусолил карандаш, а потом вдруг заржал.</text:p>
      <text:p text:style-name="P138"><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8"><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8">Анакорн примирительно похлопал меня по плечу.</text:p>
      <text:p text:style-name="P138"><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8">Я подозрительно посмотрел на Анакорна.</text:p>
      <text:p text:style-name="P138"><text:span text:style-name="T10">– </text:span>Какой ещё, нафиг, «мой фанфик»? Я никакого фанфика не писал. И не собираюсь, вообще-то.</text:p>
      <text:p text:style-name="P138">Анакорн ехидно ухмыльнулся и откинулся в кресле, переплетя пальцы за затылком.</text:p>
      <text:p text:style-name="P138"><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7"><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7"><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7"><text:span text:style-name="T10">– </text:span>Факн щит<text:note text:id="ftn13" text:note-class="footnote"><text:note-citation>13</text:note-citation><text:note-body><text:p text:style-name="P13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7">Анакорн развёл руками.</text:p>
      <text:p text:style-name="P137"><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7">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7">– А я разве сплю?</text:p>
      <text:p text:style-name="P97"><text:soft-page-break/>–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2">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text:soft-page-break/>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7"><text:span text:style-name="T22">- Это точно! Было бы точно всё по другому, я с конеёбством завязываю!</text:span>&gt;</text:p>
      <text:p text:style-name="P97">–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4">Селестия кивнула, соглашаясь, и образ её начал меркнуть.</text:p>
      <text:p text:style-name="P129">– <text:span text:style-name="T1">Окей. Будь счастлив и... спасибо тебе за всё, Макс.</text:span></text:p>
      <text:p text:style-name="P124">…</text:p>
      <text:p text:style-name="P12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4">Он нахлобучил на себя невесть откуда взявшуюся двууголку.</text:p>
      <text:p text:style-name="P124">– Как вам это нравится, господа?! Дискорд — спаситель Эквестрии! А ведь звучит!!! Разрешите откланяться!..</text:p>
      <text:p text:style-name="P124"/>
      <text:list xml:id="list3435627665283552314" text:style-name="L8">
        <text:list-header>
          <text:p text:style-name="P162">(<text:span text:style-name="T27">Луна — как повелительница снов, слышала разговор Макса с Анакорном</text:span>)</text:p>
          <text:p text:style-name="P163"/>
        </text:list-header>
      </text:list>
      <text:p text:style-name="P125">***</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2">Я опустил руку на шею Дэш и ощутил теплоту и лёгкое покалывание в пустоте.</text:p>
      <text:p text:style-name="P92"><text:span text:style-name="T10">–</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8" text:outline-level="2">Земля</text:h>
      <text:p text:style-name="P95">&lt;<text:span text:style-name="T54">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79"/>
      <text:p text:style-name="P77"><text:soft-page-break/><text:span text:style-name="T1">–</text:span> Запрыгивай <text:span text:style-name="T1">–</text:span> разгневанно фыркнула она и ткнулась в меня боком.</text:p>
      <text:p text:style-name="P7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7"><text:span text:style-name="T10">–</text:span> Держись! <text:span text:style-name="T10">–</text:span> <text:span text:style-name="T1">н</text:span>е успев процедить это сквозь сжатые зубы, Селестия пустилась вскачь.</text:p>
      <text:p text:style-name="P7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7">Выход был уже совсем рядом, когда нас встретила Луна.</text:p>
      <text:p text:style-name="P7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7">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7"/>
      <text:p text:style-name="P77"/>
      <text:p text:style-name="P77"/>
      <text:p text:style-name="P77"/>
      <text:p text:style-name="P7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2-14T00:18:16.12</dc:date>
    <meta:editing-duration>P95DT8H40M41S</meta:editing-duration>
    <meta:editing-cycles>5886</meta:editing-cycles>
    <meta:generator>OpenOffice/4.1.1$Win32 OpenOffice.org_project/411m6$Build-9775</meta:generator>
    <dc:creator>макс </dc:creator>
    <meta:document-statistic meta:table-count="0" meta:image-count="0" meta:object-count="0" meta:page-count="173" meta:paragraph-count="3604" meta:word-count="82012" meta:character-count="523181"/>
  </office:meta>
</office:document-meta>
</file>